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ff" style:font-name="Open Sans" fo:font-size="9.75pt" fo:letter-spacing="normal" fo:font-style="normal" fo:font-weight="normal" officeooo:rsid="000baa53" officeooo:paragraph-rsid="000baa53"/>
    </style:style>
    <style:style style:name="P2" style:family="paragraph" style:parent-style-name="Text_20_body">
      <style:paragraph-properties fo:margin-left="0in" fo:margin-right="0in" fo:margin-top="0in" fo:margin-bottom="0.1043in" loext:contextual-spacing="false" style:line-height-at-least="0.2291in" fo:orphans="2" fo:widows="2" fo:text-indent="0in" style:auto-text-indent="false"/>
      <style:text-properties fo:font-variant="normal" fo:text-transform="none" fo:color="#0000ff" style:font-name="Open Sans" fo:font-size="9.75pt" fo:letter-spacing="normal" fo:font-style="normal" fo:font-weight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5" style:family="paragraph" style:parent-style-name="Standard">
      <style:text-properties officeooo:rsid="000baa53" officeooo:paragraph-rsid="000d0467"/>
    </style:style>
    <style:style style:name="P6" style:family="paragraph" style:parent-style-name="Standard">
      <style:text-properties officeooo:paragraph-rsid="000d0467"/>
    </style:style>
    <style:style style:name="P7" style:family="paragraph" style:parent-style-name="Standard">
      <style:text-properties officeooo:rsid="000d0467" officeooo:paragraph-rsid="000d0467"/>
    </style:style>
    <style:style style:name="P8" style:family="paragraph" style:parent-style-name="Standard">
      <style:text-properties officeooo:rsid="0011111d" officeooo:paragraph-rsid="0011111d"/>
    </style:style>
    <style:style style:name="P9" style:family="paragraph" style:parent-style-name="Standard">
      <style:text-properties officeooo:rsid="001159c6" officeooo:paragraph-rsid="001159c6"/>
    </style:style>
    <style:style style:name="P10" style:family="paragraph" style:parent-style-name="Standard">
      <style:text-properties fo:color="#000000" style:font-name="Consolas" fo:font-size="10pt" officeooo:rsid="000baa53" officeooo:paragraph-rsid="000d0467" style:font-size-asian="10pt"/>
    </style:style>
    <style:style style:name="P11" style:family="paragraph" style:parent-style-name="Standard">
      <style:text-properties fo:color="#000000" style:font-name="Consolas" fo:font-size="10pt" officeooo:rsid="000baa53" officeooo:paragraph-rsid="000baa53" style:font-size-asian="10pt"/>
    </style:style>
    <style:style style:name="P12" style:family="paragraph" style:parent-style-name="Standard">
      <style:text-properties fo:color="#000000" style:font-name="Consolas" fo:font-size="10pt" officeooo:rsid="000d0467" officeooo:paragraph-rsid="000d0467" style:font-size-asian="10pt"/>
    </style:style>
    <style:style style:name="P13" style:family="paragraph" style:parent-style-name="Standard">
      <style:text-properties fo:color="#000000" style:font-name="Consolas" fo:font-size="10pt" officeooo:rsid="000ee39f" style:font-size-asian="10pt"/>
    </style:style>
    <style:style style:name="P14" style:family="paragraph" style:parent-style-name="Standard">
      <style:text-properties fo:color="#000000" style:font-name="Consolas" fo:font-size="10pt" officeooo:rsid="000ee39f" officeooo:paragraph-rsid="000ee39f" style:font-size-asian="10pt"/>
    </style:style>
    <style:style style:name="P15" style:family="paragraph" style:parent-style-name="Standard">
      <style:text-properties fo:color="#000000" style:font-name="Consolas" fo:font-size="10pt" officeooo:rsid="000ee39f" officeooo:paragraph-rsid="0011111d" style:font-size-asian="10pt"/>
    </style:style>
    <style:style style:name="P16" style:family="paragraph" style:parent-style-name="Standard">
      <style:text-properties fo:color="#000000" style:font-name="Consolas" fo:font-size="10pt" officeooo:rsid="000ee39f" officeooo:paragraph-rsid="001159c6" style:font-size-asian="10pt"/>
    </style:style>
    <style:style style:name="P17" style:family="paragraph" style:parent-style-name="Standard">
      <style:text-properties fo:color="#000000" style:font-name="Consolas" fo:font-size="10pt" officeooo:rsid="0014457f" officeooo:paragraph-rsid="0014457f" style:font-size-asian="10pt"/>
    </style:style>
    <style:style style:name="P18" style:family="paragraph" style:parent-style-name="Standard">
      <style:text-properties fo:color="#000000" style:font-name="Consolas" fo:font-size="10pt" officeooo:rsid="00150463" officeooo:paragraph-rsid="00150463" style:font-size-asian="10pt"/>
    </style:style>
    <style:style style:name="P19" style:family="paragraph" style:parent-style-name="Standard">
      <style:text-properties fo:color="#000000" style:font-name="Consolas" fo:font-size="10pt" officeooo:rsid="001580ee" officeooo:paragraph-rsid="001580ee" style:font-size-asian="10pt"/>
    </style:style>
    <style:style style:name="P20" style:family="paragraph" style:parent-style-name="Standard">
      <style:text-properties fo:color="#008080" style:font-name="Consolas" fo:font-size="10pt" officeooo:rsid="000d0467" officeooo:paragraph-rsid="000d0467" style:font-size-asian="10pt"/>
    </style:style>
    <style:style style:name="P21" style:family="paragraph" style:parent-style-name="Standard">
      <style:text-properties officeooo:paragraph-rsid="0014f073"/>
    </style:style>
    <style:style style:name="P22" style:family="paragraph" style:parent-style-name="Standard">
      <style:text-properties fo:font-variant="normal" fo:text-transform="none" fo:color="#0000ff" style:font-name="Open Sans" fo:font-size="10.5pt" fo:letter-spacing="normal" fo:font-style="normal" fo:font-weight="normal" officeooo:rsid="00150463" officeooo:paragraph-rsid="00150463" style:font-size-asian="10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14f073" style:font-size-asian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5fbf" style:font-name="Consolas" fo:font-size="10pt" style:font-size-asian="10pt"/>
    </style:style>
    <style:style style:name="P2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ff" style:font-name="Open Sans" fo:font-size="10.5pt" fo:letter-spacing="normal" fo:font-style="normal" fo:font-weight="normal"/>
    </style:style>
    <style:style style:name="P2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ff" fo:letter-spacing="normal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fo:color="#000000" style:font-name="Consolas" fo:font-size="10pt" style:font-size-asian="10pt"/>
    </style:style>
    <style:style style:name="P3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Consolas" fo:font-size="10pt" officeooo:rsid="000baa53" officeooo:paragraph-rsid="000baa53" style:font-size-asian="10pt"/>
    </style:style>
    <style:style style:name="P3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Consolas" fo:font-size="10pt" officeooo:rsid="001159c6" officeooo:paragraph-rsid="001159c6" style:font-size-asian="10pt"/>
    </style:style>
    <style:style style:name="P3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Consolas" fo:font-size="10pt" officeooo:rsid="000ee39f" officeooo:paragraph-rsid="001159c6" style:font-size-asian="10pt"/>
    </style:style>
    <style:style style:name="P3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Consolas" fo:font-size="10pt" officeooo:rsid="00150463" officeooo:paragraph-rsid="00150463" style:font-size-asian="10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</style:style>
    <style:style style:name="P37" style:family="paragraph" style:parent-style-name="Text_20_body">
      <style:text-properties fo:font-variant="normal" fo:text-transform="none" fo:color="#000000" style:font-name="Consolas" fo:font-size="10pt" fo:letter-spacing="normal" fo:font-style="normal" fo:font-weight="normal" officeooo:rsid="000ee39f" officeooo:paragraph-rsid="000ee39f" style:font-size-asian="10pt"/>
    </style:style>
    <style:style style:name="T1" style:family="text">
      <style:text-properties fo:color="#000000" style:font-name="Consolas" fo:font-size="10pt" style:font-size-asian="10pt"/>
    </style:style>
    <style:style style:name="T2" style:family="text">
      <style:text-properties fo:color="#000000" style:font-name="Consolas" fo:font-size="10pt" officeooo:rsid="000baa53" style:font-size-asian="10pt"/>
    </style:style>
    <style:style style:name="T3" style:family="text">
      <style:text-properties fo:color="#000000" style:font-name="Consolas" fo:font-size="10pt" officeooo:rsid="000d0467" style:font-size-asian="10pt"/>
    </style:style>
    <style:style style:name="T4" style:family="text">
      <style:text-properties fo:color="#000000" style:font-name="Consolas" fo:font-size="10pt" officeooo:rsid="000ee39f" style:font-size-asian="10pt"/>
    </style:style>
    <style:style style:name="T5" style:family="text">
      <style:text-properties fo:color="#000000" style:font-name="Consolas" fo:font-size="10pt" style:font-size-asian="10pt"/>
    </style:style>
    <style:style style:name="T6" style:family="text">
      <style:text-properties fo:color="#000000" style:font-name="Consolas" fo:font-size="10pt" officeooo:rsid="0014457f" style:font-size-asian="10pt"/>
    </style:style>
    <style:style style:name="T7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8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9" style:family="text">
      <style:text-properties fo:color="#000000" style:font-name="Consolas" fo:font-size="10pt" fo:font-style="italic" style:font-size-asian="10pt" style:font-style-asian="italic"/>
    </style:style>
    <style:style style:name="T10" style:family="text">
      <style:text-properties fo:color="#7f0055" style:font-name="Consolas" fo:font-size="10pt" fo:font-weight="bold" style:font-size-asian="10pt" style:font-weight-asian="bold"/>
    </style:style>
    <style:style style:name="T11" style:family="text">
      <style:text-properties fo:color="#7f0055" style:font-name="Consolas" fo:font-size="10pt" fo:font-weight="bold" officeooo:rsid="000ee39f" style:font-size-asian="10pt" style:font-weight-asian="bold"/>
    </style:style>
    <style:style style:name="T12" style:family="text">
      <style:text-properties fo:color="#7f0055" style:font-name="Consolas" fo:font-size="10pt" fo:font-weight="bold" style:font-size-asian="10pt" style:font-weight-asian="bold"/>
    </style:style>
    <style:style style:name="T13" style:family="text">
      <style:text-properties fo:color="#7f0055" fo:font-weight="bold" style:font-weight-asian="bold"/>
    </style:style>
    <style:style style:name="T14" style:family="text">
      <style:text-properties fo:color="#6a3e3e" style:font-name="Consolas" fo:font-size="10pt" style:font-size-asian="10pt"/>
    </style:style>
    <style:style style:name="T15" style:family="text">
      <style:text-properties fo:color="#6a3e3e" style:font-name="Consolas" fo:font-size="10pt" style:font-size-asian="10pt"/>
    </style:style>
    <style:style style:name="T16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17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18" style:family="text">
      <style:text-properties fo:color="#3f7f5f" style:font-name="Consolas" fo:font-size="10pt" style:font-size-asian="10pt"/>
    </style:style>
    <style:style style:name="T19" style:family="text">
      <style:text-properties fo:color="#3f7f5f" style:font-name="Consolas" fo:font-size="10pt" style:font-size-asian="10pt"/>
    </style:style>
    <style:style style:name="T20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21" style:family="text">
      <style:text-properties fo:color="#7f9fbf" style:font-name="Consolas" fo:font-size="10pt" fo:font-weight="bold" style:font-size-asian="10pt" style:font-weight-asian="bold"/>
    </style:style>
    <style:style style:name="T22" style:family="text">
      <style:text-properties fo:color="#7f9fbf" style:font-name="Consolas" fo:font-size="10pt" fo:font-weight="bold" style:font-size-asian="10pt" style:font-weight-asian="bold"/>
    </style:style>
    <style:style style:name="T23" style:family="text">
      <style:text-properties fo:color="#2a00ff" style:font-name="Consolas" fo:font-size="10pt" style:font-size-asian="10pt"/>
    </style:style>
    <style:style style:name="T24" style:family="text">
      <style:text-properties fo:color="#2a00ff" style:font-name="Consolas" fo:font-size="10pt" style:font-size-asian="10pt"/>
    </style:style>
    <style:style style:name="T25" style:family="text">
      <style:text-properties fo:color="#2a00ff" style:font-name="Consolas" fo:font-size="10pt" fo:font-style="italic" style:font-size-asian="10pt" style:font-style-asian="italic"/>
    </style:style>
    <style:style style:name="T26" style:family="text">
      <style:text-properties fo:color="#2a00ff" style:font-name="Consolas" fo:font-size="10pt" fo:font-style="italic" style:font-size-asian="10pt" style:font-style-asian="italic"/>
    </style:style>
    <style:style style:name="T27" style:family="text">
      <style:text-properties fo:color="#2a00ff" style:font-name="Consolas" fo:font-size="10pt" fo:font-style="italic" style:text-underline-style="solid" style:text-underline-width="auto" style:text-underline-color="font-color" style:font-size-asian="10pt" style:font-style-asian="italic"/>
    </style:style>
    <style:style style:name="T28" style:family="text">
      <style:text-properties fo:color="#2a00ff" style:font-name="Consolas" fo:font-size="10pt" fo:font-style="italic" style:text-underline-style="solid" style:text-underline-width="auto" style:text-underline-color="font-color" style:font-size-asian="10pt" style:font-style-asian="italic"/>
    </style:style>
    <style:style style:name="T29" style:family="text">
      <style:text-properties fo:color="#008080" style:font-name="Consolas" fo:font-size="10pt" style:font-size-asian="10pt"/>
    </style:style>
    <style:style style:name="T30" style:family="text">
      <style:text-properties fo:color="#008080" style:font-name="Consolas" fo:font-size="10pt" officeooo:rsid="000ee39f" style:font-size-asian="10pt"/>
    </style:style>
    <style:style style:name="T31" style:family="text">
      <style:text-properties fo:color="#008080" style:font-name="Consolas" fo:font-size="10pt" style:font-size-asian="10pt"/>
    </style:style>
    <style:style style:name="T32" style:family="text">
      <style:text-properties fo:color="#008080" style:font-name="Consolas" fo:font-size="10pt" officeooo:rsid="001580ee" style:font-size-asian="10pt"/>
    </style:style>
    <style:style style:name="T33" style:family="text">
      <style:text-properties fo:color="#008080" style:font-name="Consolas" fo:font-size="10pt" style:text-underline-style="solid" style:text-underline-width="auto" style:text-underline-color="font-color" style:font-size-asian="10pt"/>
    </style:style>
    <style:style style:name="T34" style:family="text">
      <style:text-properties fo:color="#008080" style:font-name="Consolas" fo:font-size="10pt" style:text-underline-style="solid" style:text-underline-width="auto" style:text-underline-color="font-color" style:font-size-asian="10pt"/>
    </style:style>
    <style:style style:name="T35" style:family="text">
      <style:text-properties fo:color="#008080"/>
    </style:style>
    <style:style style:name="T36" style:family="text">
      <style:text-properties fo:color="#008080"/>
    </style:style>
    <style:style style:name="T37" style:family="text">
      <style:text-properties fo:color="#3f7f7f" style:font-name="Consolas" fo:font-size="10pt" style:font-size-asian="10pt"/>
    </style:style>
    <style:style style:name="T38" style:family="text">
      <style:text-properties fo:color="#3f7f7f" style:font-name="Consolas" fo:font-size="10pt" style:font-size-asian="10pt"/>
    </style:style>
    <style:style style:name="T39" style:family="text">
      <style:text-properties fo:color="#3f7f7f" style:font-name="Consolas" fo:font-size="10pt" style:text-underline-style="solid" style:text-underline-width="auto" style:text-underline-color="font-color" style:font-size-asian="10pt"/>
    </style:style>
    <style:style style:name="T40" style:family="text">
      <style:text-properties fo:color="#3f7f7f" style:font-name="Consolas" fo:font-size="10pt" style:text-underline-style="solid" style:text-underline-width="auto" style:text-underline-color="font-color" style:font-size-asian="10pt"/>
    </style:style>
    <style:style style:name="T41" style:family="text">
      <style:text-properties fo:color="#3f7f7f"/>
    </style:style>
    <style:style style:name="T42" style:family="text">
      <style:text-properties style:font-name="Consolas" fo:font-size="10pt" style:font-size-asian="10pt"/>
    </style:style>
    <style:style style:name="T43" style:family="text">
      <style:text-properties fo:color="#7f007f" style:font-name="Consolas" fo:font-size="10pt" style:font-size-asian="10pt"/>
    </style:style>
    <style:style style:name="T44" style:family="text">
      <style:text-properties fo:color="#7f007f" style:font-name="Consolas" fo:font-size="10pt" style:font-size-asian="10pt"/>
    </style:style>
    <style:style style:name="T45" style:family="text">
      <style:text-properties fo:color="#7f007f" style:font-name="Consolas" fo:font-size="10pt" style:text-underline-style="solid" style:text-underline-width="auto" style:text-underline-color="font-color" style:font-size-asian="10pt"/>
    </style:style>
    <style:style style:name="T46" style:family="text">
      <style:text-properties fo:color="#7f007f" style:font-name="Consolas" fo:font-size="10pt" style:text-underline-style="solid" style:text-underline-width="auto" style:text-underline-color="font-color" style:font-size-asian="10pt"/>
    </style:style>
    <style:style style:name="T47" style:family="text">
      <style:text-properties fo:font-variant="normal" fo:text-transform="none" fo:color="#0000ff" style:font-name="Consolas" fo:font-size="10pt" fo:letter-spacing="normal" style:font-size-asian="10pt"/>
    </style:style>
    <style:style style:name="T48" style:family="text">
      <style:text-properties fo:font-variant="normal" fo:text-transform="none" fo:color="#0000ff" style:font-name="Open Sans" fo:font-size="9.75pt" fo:letter-spacing="normal" fo:font-style="normal" fo:font-weight="normal" style:font-size-asian="10pt"/>
    </style:style>
    <style:style style:name="T49" style:family="text">
      <style:text-properties fo:color="#3f5fbf" style:font-name="Consolas" fo:font-size="10pt" style:font-size-asian="10pt"/>
    </style:style>
    <style:style style:name="T50" style:family="text">
      <style:text-properties fo:color="#3f5fbf" style:font-name="Consolas" fo:font-size="10pt" style:font-size-asian="10pt"/>
    </style:style>
    <style:style style:name="T51" style:family="text">
      <style:text-properties fo:color="#3f5fbf" style:font-name="Consolas" fo:font-size="10pt" style:text-underline-style="solid" style:text-underline-width="auto" style:text-underline-color="font-color" style:font-size-asian="10pt"/>
    </style:style>
    <style:style style:name="T52" style:family="text">
      <style:text-properties fo:color="#3f5fbf" style:font-name="Consolas" fo:font-size="10pt" style:text-underline-style="solid" style:text-underline-width="auto" style:text-underline-color="font-color" style:font-size-asian="10pt"/>
    </style:style>
    <style:style style:name="T53" style:family="text">
      <style:text-properties fo:color="#646464" style:font-name="Consolas" fo:font-size="10pt" style:font-size-asian="10pt"/>
    </style:style>
    <style:style style:name="T54" style:family="text">
      <style:text-properties fo:color="#646464" style:font-name="Consolas" fo:font-size="10pt" style:font-size-asian="10pt"/>
    </style:style>
    <style:style style:name="T55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56" style:family="text">
      <style:text-properties fo:color="#0000c0" style:font-name="Consolas" fo:font-size="10pt" fo:font-style="italic" fo:font-weight="bold" style:font-size-asian="10pt" style:font-style-asian="italic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2.</text:p>
      <text:p text:style-name="P1">Create a WebApplication to accept login name and password through login.html and check for the username and password in LoginServlet.<text:line-break/>If the username is 'sa' and password is 'pass' display "Welcome User" in the browser else "Invalid User".</text:p>
      <text:p text:style-name="P2">See the Sample Screen Shots in Expected Output Folder</text:p>
      <text:p text:style-name="P6"><text:span text:style-name="T2"><text:tab/></text:span><text:span text:style-name="T29">&lt;!</text:span><text:span text:style-name="T37">DOCTYPE</text:span><text:span text:style-name="T42"> </text:span><text:span text:style-name="T29">html&gt;</text:span></text:p>
      <text:p text:style-name="P3"><text:span text:style-name="T29">&lt;</text:span><text:span text:style-name="T37">html</text:span><text:span text:style-name="T29">&gt;</text:span></text:p>
      <text:p text:style-name="P3"><text:span text:style-name="T29">&lt;</text:span><text:span text:style-name="T37">head</text:span><text:span text:style-name="T29">&gt;</text:span></text:p>
      <text:p text:style-name="P3"><text:span text:style-name="T29">&lt;</text:span><text:span text:style-name="T37">meta</text:span><text:span text:style-name="T42"> </text:span><text:span text:style-name="T43">charset</text:span><text:span text:style-name="T1">=</text:span><text:span text:style-name="T25">"ISO-8859-1"</text:span><text:span text:style-name="T29">&gt;</text:span></text:p>
      <text:p text:style-name="P3"><text:span text:style-name="T29">&lt;</text:span><text:span text:style-name="T37">title</text:span><text:span text:style-name="T29">&gt;</text:span><text:span text:style-name="T1">Insert title here</text:span><text:span text:style-name="T29">&lt;/</text:span><text:span text:style-name="T37">title</text:span><text:span text:style-name="T29">&gt;</text:span></text:p>
      <text:p text:style-name="P3"><text:span text:style-name="T29">&lt;/</text:span><text:span text:style-name="T37">head</text:span><text:span text:style-name="T29">&gt;</text:span></text:p>
      <text:p text:style-name="P3"><text:span text:style-name="T29">&lt;</text:span><text:span text:style-name="T37">body</text:span><text:span text:style-name="T29">&gt;</text:span></text:p>
      <text:p text:style-name="P3"><text:span text:style-name="T33">&lt;</text:span><text:span text:style-name="T39">center</text:span><text:span text:style-name="T33">&gt;</text:span></text:p>
      <text:p text:style-name="P3"><text:span text:style-name="T33">&lt;</text:span><text:span text:style-name="T39">table</text:span><text:span text:style-name="T33">&gt;</text:span></text:p>
      <text:p text:style-name="P3"><text:span text:style-name="T33">&lt;</text:span><text:span text:style-name="T39">form</text:span><text:span text:style-name="T7"> </text:span><text:span text:style-name="T45">action</text:span><text:span text:style-name="T7"> =</text:span><text:span text:style-name="T27">"LoginServlet1"</text:span><text:span text:style-name="T33">&gt;</text:span></text:p>
      <text:p text:style-name="P3"><text:span text:style-name="T33">&lt;</text:span><text:span text:style-name="T39">tr</text:span><text:span text:style-name="T33">&gt;</text:span><text:span text:style-name="T7"> </text:span><text:span text:style-name="T33">&lt;</text:span><text:span text:style-name="T39">td</text:span><text:span text:style-name="T33">&gt;</text:span><text:span text:style-name="T7"> Login Name </text:span><text:span text:style-name="T33">&lt;/</text:span><text:span text:style-name="T39">td</text:span><text:span text:style-name="T33">&gt;</text:span><text:span text:style-name="T7"> </text:span><text:span text:style-name="T33">&lt;</text:span><text:span text:style-name="T39">td</text:span><text:span text:style-name="T33">&gt;&lt;</text:span><text:span text:style-name="T39">input</text:span><text:span text:style-name="T7"> </text:span><text:span text:style-name="T45">type</text:span><text:span text:style-name="T7">=</text:span><text:span text:style-name="T27">"text"</text:span><text:span text:style-name="T7"> </text:span><text:span text:style-name="T45">name</text:span><text:span text:style-name="T7">=</text:span><text:span text:style-name="T27">"name"</text:span><text:span text:style-name="T33">&gt;</text:span></text:p>
      <text:p text:style-name="P3"><text:span text:style-name="T33">&lt;</text:span><text:span text:style-name="T39">tr</text:span><text:span text:style-name="T33">&gt;</text:span><text:span text:style-name="T7"> </text:span><text:span text:style-name="T33">&lt;</text:span><text:span text:style-name="T39">td</text:span><text:span text:style-name="T33">&gt;</text:span><text:span text:style-name="T7">Password <text:s/></text:span><text:span text:style-name="T33">&lt;/</text:span><text:span text:style-name="T39">td</text:span><text:span text:style-name="T33">&gt;</text:span><text:span text:style-name="T7"> </text:span><text:span text:style-name="T33">&lt;</text:span><text:span text:style-name="T39">td</text:span><text:span text:style-name="T33">&gt;</text:span><text:span text:style-name="T7"> </text:span><text:span text:style-name="T33">&lt;</text:span><text:span text:style-name="T39">input</text:span><text:span text:style-name="T7"> </text:span><text:span text:style-name="T45">type</text:span><text:span text:style-name="T7">=</text:span><text:span text:style-name="T27">"password"</text:span><text:span text:style-name="T7"> </text:span><text:span text:style-name="T45">name</text:span><text:span text:style-name="T7">= </text:span><text:span text:style-name="T27">"pass"</text:span><text:span text:style-name="T33">&gt;</text:span></text:p>
      <text:p text:style-name="P3"><text:span text:style-name="T33">&lt;</text:span><text:span text:style-name="T39">tr</text:span><text:span text:style-name="T33">&gt;</text:span><text:span text:style-name="T7"> </text:span><text:span text:style-name="T33">&lt;</text:span><text:span text:style-name="T39">td</text:span><text:span text:style-name="T33">&gt;</text:span><text:span text:style-name="T7"> <text:s/></text:span><text:span text:style-name="T33">&lt;/</text:span><text:span text:style-name="T39">td</text:span><text:span text:style-name="T33">&gt;</text:span><text:span text:style-name="T7"> </text:span><text:span text:style-name="T33">&lt;</text:span><text:span text:style-name="T39">td</text:span><text:span text:style-name="T33">&gt;</text:span><text:span text:style-name="T7"> </text:span><text:span text:style-name="T33">&lt;</text:span><text:span text:style-name="T39">input</text:span><text:span text:style-name="T7"> </text:span><text:span text:style-name="T45">type</text:span><text:span text:style-name="T7"> =</text:span><text:span text:style-name="T27">"submit"</text:span><text:span text:style-name="T7"> </text:span><text:span text:style-name="T45">value</text:span><text:span text:style-name="T7">=</text:span><text:span text:style-name="T27">"login"</text:span><text:span text:style-name="T33">&gt;</text:span></text:p>
      <text:p text:style-name="P3"><text:span text:style-name="T33">&lt;/</text:span><text:span text:style-name="T39">table</text:span><text:span text:style-name="T33">&gt;</text:span></text:p>
      <text:p text:style-name="P3"><text:span text:style-name="T33">&lt;/</text:span><text:span text:style-name="T39">center</text:span><text:span text:style-name="T33">&gt;</text:span></text:p>
      <text:p text:style-name="P3"><text:span text:style-name="T33">&lt;/</text:span><text:span text:style-name="T39">form</text:span><text:span text:style-name="T33">&gt;</text:span></text:p>
      <text:p text:style-name="P3"><text:span text:style-name="T29">&lt;/</text:span><text:span text:style-name="T37">body</text:span><text:span text:style-name="T29">&gt;</text:span></text:p>
      <text:p text:style-name="P5"><text:span text:style-name="T29">&lt;/</text:span><text:span text:style-name="T37">html</text:span><text:span text:style-name="T29">&gt;</text:span></text:p>
      <text:p text:style-name="P10"/>
      <text:p text:style-name="P10">............</text:p>
      <text:p text:style-name="P5"><text:span text:style-name="T29">&lt;!</text:span><text:span text:style-name="T37">DOCTYPE</text:span><text:span text:style-name="T42"> </text:span><text:span text:style-name="T29">html&gt;</text:span></text:p>
      <text:p text:style-name="P3"><text:span text:style-name="T29">&lt;</text:span><text:span text:style-name="T37">html</text:span><text:span text:style-name="T29">&gt;</text:span></text:p>
      <text:p text:style-name="P3"><text:span text:style-name="T29">&lt;</text:span><text:span text:style-name="T37">head</text:span><text:span text:style-name="T29">&gt;</text:span></text:p>
      <text:p text:style-name="P3"><text:span text:style-name="T29">&lt;</text:span><text:span text:style-name="T37">meta</text:span><text:span text:style-name="T42"> </text:span><text:span text:style-name="T43">charset</text:span><text:span text:style-name="T1">=</text:span><text:span text:style-name="T25">"ISO-8859-1"</text:span><text:span text:style-name="T29">&gt;</text:span></text:p>
      <text:p text:style-name="P3"><text:span text:style-name="T29">&lt;</text:span><text:span text:style-name="T37">title</text:span><text:span text:style-name="T29">&gt;</text:span><text:span text:style-name="T1">Insert title here</text:span><text:span text:style-name="T29">&lt;/</text:span><text:span text:style-name="T37">title</text:span><text:span text:style-name="T29">&gt;</text:span></text:p>
      <text:p text:style-name="P3"><text:span text:style-name="T29">&lt;/</text:span><text:span text:style-name="T37">head</text:span><text:span text:style-name="T29">&gt;</text:span></text:p>
      <text:p text:style-name="P3"><text:span text:style-name="T29">&lt;</text:span><text:span text:style-name="T37">body</text:span><text:span text:style-name="T29">&gt;</text:span></text:p>
      <text:p text:style-name="P23">Welcome user</text:p>
      <text:p text:style-name="P3"><text:span text:style-name="T29">&lt;/</text:span><text:span text:style-name="T37">body</text:span><text:span text:style-name="T29">&gt;</text:span></text:p>
      <text:p text:style-name="P5"><text:span text:style-name="T29">&lt;/</text:span><text:span text:style-name="T37">html</text:span><text:span text:style-name="T29">&gt;</text:span></text:p>
      <text:p text:style-name="P10">............</text:p>
      <text:p text:style-name="P10"/>
      <text:p text:style-name="P10"/>
      <text:p text:style-name="P5"><text:span text:style-name="T10">protected</text:span><text:span text:style-name="T1"> </text:span><text:span text:style-name="T10">void</text:span><text:span text:style-name="T1"> doGet(HttpServletRequest </text:span><text:span text:style-name="T14">request</text:span><text:span text:style-name="T1">, HttpServletResponse </text:span><text:span text:style-name="T14">response</text:span><text:span text:style-name="T1">) </text:span><text:span text:style-name="T10">throws</text:span><text:span text:style-name="T1"> ServletException, IOException {</text:span></text:p>
      <text:p text:style-name="P3"><text:span text:style-name="T1"><text:tab/><text:tab/></text:span><text:span text:style-name="T18">// </text:span><text:span text:style-name="T21">TODO</text:span><text:span text:style-name="T18"> Auto-generated method stub</text:span></text:p>
      <text:p text:style-name="P3"><text:span text:style-name="T1"><text:tab/><text:tab/>PrintWriter </text:span><text:span text:style-name="T16">pw</text:span><text:span text:style-name="T1">=</text:span><text:span text:style-name="T14">response</text:span><text:span text:style-name="T1">.getWriter();</text:span></text:p>
      <text:p text:style-name="P3"><text:span text:style-name="T1"><text:tab/><text:tab/>String </text:span><text:span text:style-name="T14">name</text:span><text:span text:style-name="T1">= </text:span><text:span text:style-name="T14">request</text:span><text:span text:style-name="T1">.getParameter(</text:span><text:span text:style-name="T23">"name"</text:span><text:span text:style-name="T1">);</text:span></text:p>
      <text:p text:style-name="P3"><text:span text:style-name="T1"><text:tab/><text:tab/>String </text:span><text:span text:style-name="T14">pass</text:span><text:span text:style-name="T1">= </text:span><text:span text:style-name="T14">request</text:span><text:span text:style-name="T1">.getParameter(</text:span><text:span text:style-name="T23">"pass"</text:span><text:span text:style-name="T1">);</text:span></text:p>
      <text:p text:style-name="P3"><text:span text:style-name="T1"><text:tab/><text:tab/></text:span><text:span text:style-name="T10">if</text:span><text:span text:style-name="T1">(</text:span><text:span text:style-name="T14">name</text:span><text:span text:style-name="T1">.equals(</text:span><text:span text:style-name="T23">"sa"</text:span><text:span text:style-name="T1">) &amp;&amp; </text:span><text:span text:style-name="T14">pass</text:span><text:span text:style-name="T1">.equals(</text:span><text:span text:style-name="T23">"pass"</text:span><text:span text:style-name="T1">))</text:span></text:p>
      <text:p text:style-name="P23"><text:tab/><text:tab/>{</text:p>
      <text:p text:style-name="P3"><text:span text:style-name="T1"><text:tab/><text:tab/><text:tab/></text:span><text:span text:style-name="T14">response</text:span><text:span text:style-name="T1">.sendRedirect(</text:span><text:span text:style-name="T23">"home.html"</text:span><text:span text:style-name="T1">);</text:span></text:p>
      <text:p text:style-name="P3"><text:span text:style-name="T1"><text:tab/><text:tab/><text:tab/></text:span><text:span text:style-name="T18">//RequestDispatcher </text:span><text:span text:style-name="T20">rd</text:span><text:span text:style-name="T18">=request.getRequestDispatcher("home.html");</text:span></text:p>
      <text:p text:style-name="P3"><text:span text:style-name="T1"><text:tab/><text:tab/><text:tab/></text:span><text:span text:style-name="T18">//rd.forward(request,response);</text:span></text:p>
      <text:p text:style-name="P23"><text:tab/><text:tab/>}</text:p>
      <text:p text:style-name="P23"><text:tab/><text:tab/></text:p>
      <text:p text:style-name="P23"><text:tab/><text:tab/></text:p>
      <text:p text:style-name="P11"><text:tab/>}</text:p>
      <text:p text:style-name="P30"/>
      <text:p text:style-name="P6"><text:span text:style-name="T3">3. </text:span><text:span text:style-name="T4">C</text:span><text:span text:style-name="T48">reate a WebApplication to accept login name and password through login.html and check for the </text:span><text:soft-page-break/><text:span text:style-name="T48">username and password in LoginServlet.</text:span><text:span text:style-name="T1"><text:line-break/></text:span><text:span text:style-name="T48">If the username is 'sa' and password is 'pass' , go to a new html page called home.html. Inside home.html set the message ..</text:span><text:span text:style-name="T1"><text:line-break/></text:span><text:span text:style-name="T47"> </text:span><text:span text:style-name="T48">Welcome User</text:span><text:span text:style-name="T1"><text:line-break/></text:span><text:span text:style-name="T47"> </text:span><text:span text:style-name="T1"><text:line-break/></text:span><text:span text:style-name="T47"> </text:span><text:span text:style-name="T48">if invalid user go to another page called error.html . display the message inside error.html as Invalid User in RED color.</text:span><text:span text:style-name="T1"><text:line-break/></text:span><text:span text:style-name="T47"> </text:span><text:span text:style-name="T1"> </text:span></text:p>
      <text:p text:style-name="P7"><text:span text:style-name="T29">&lt;!</text:span><text:span text:style-name="T37">DOCTYPE</text:span><text:span text:style-name="T42"> </text:span><text:span text:style-name="T29">html&gt;</text:span></text:p>
      <text:p text:style-name="P3"><text:span text:style-name="T29">&lt;</text:span><text:span text:style-name="T37">html</text:span><text:span text:style-name="T29">&gt;</text:span></text:p>
      <text:p text:style-name="P3"><text:span text:style-name="T29">&lt;</text:span><text:span text:style-name="T37">head</text:span><text:span text:style-name="T29">&gt;</text:span></text:p>
      <text:p text:style-name="P3"><text:span text:style-name="T29">&lt;</text:span><text:span text:style-name="T37">meta</text:span><text:span text:style-name="T42"> </text:span><text:span text:style-name="T43">charset</text:span><text:span text:style-name="T1">=</text:span><text:span text:style-name="T25">"ISO-8859-1"</text:span><text:span text:style-name="T29">&gt;</text:span></text:p>
      <text:p text:style-name="P3"><text:span text:style-name="T29">&lt;</text:span><text:span text:style-name="T37">title</text:span><text:span text:style-name="T29">&gt;</text:span><text:span text:style-name="T1">Insert title here</text:span><text:span text:style-name="T29">&lt;/</text:span><text:span text:style-name="T37">title</text:span><text:span text:style-name="T29">&gt;</text:span></text:p>
      <text:p text:style-name="P3"><text:span text:style-name="T29">&lt;/</text:span><text:span text:style-name="T37">head</text:span><text:span text:style-name="T29">&gt;</text:span></text:p>
      <text:p text:style-name="P3"><text:span text:style-name="T29">&lt;</text:span><text:span text:style-name="T37">body</text:span><text:span text:style-name="T29">&gt;</text:span></text:p>
      <text:p text:style-name="P3"><text:span text:style-name="T33">&lt;</text:span><text:span text:style-name="T39">center</text:span><text:span text:style-name="T33">&gt;</text:span></text:p>
      <text:p text:style-name="P3"><text:span text:style-name="T33">&lt;</text:span><text:span text:style-name="T39">table</text:span><text:span text:style-name="T33">&gt;</text:span></text:p>
      <text:p text:style-name="P3"><text:span text:style-name="T33">&lt;</text:span><text:span text:style-name="T39">form</text:span><text:span text:style-name="T7"> </text:span><text:span text:style-name="T45">action</text:span><text:span text:style-name="T7"> =</text:span><text:span text:style-name="T27">"LoginServlet1"</text:span><text:span text:style-name="T33">&gt;</text:span></text:p>
      <text:p text:style-name="P3"><text:span text:style-name="T33">&lt;</text:span><text:span text:style-name="T39">tr</text:span><text:span text:style-name="T33">&gt;</text:span><text:span text:style-name="T7"> </text:span><text:span text:style-name="T33">&lt;</text:span><text:span text:style-name="T39">td</text:span><text:span text:style-name="T33">&gt;</text:span><text:span text:style-name="T7"> Login Name </text:span><text:span text:style-name="T33">&lt;/</text:span><text:span text:style-name="T39">td</text:span><text:span text:style-name="T33">&gt;</text:span><text:span text:style-name="T7"> </text:span><text:span text:style-name="T33">&lt;</text:span><text:span text:style-name="T39">td</text:span><text:span text:style-name="T33">&gt;&lt;</text:span><text:span text:style-name="T39">input</text:span><text:span text:style-name="T7"> </text:span><text:span text:style-name="T45">type</text:span><text:span text:style-name="T7">=</text:span><text:span text:style-name="T27">"text"</text:span><text:span text:style-name="T7"> </text:span><text:span text:style-name="T45">name</text:span><text:span text:style-name="T7">=</text:span><text:span text:style-name="T27">"name"</text:span><text:span text:style-name="T33">&gt;</text:span><text:span text:style-name="T7"> </text:span><text:span text:style-name="T33">&lt;</text:span><text:span text:style-name="T39">br</text:span><text:span text:style-name="T33">&gt;</text:span></text:p>
      <text:p text:style-name="P3"><text:span text:style-name="T33">&lt;</text:span><text:span text:style-name="T39">tr</text:span><text:span text:style-name="T33">&gt;</text:span><text:span text:style-name="T7"> </text:span><text:span text:style-name="T33">&lt;</text:span><text:span text:style-name="T39">td</text:span><text:span text:style-name="T33">&gt;</text:span><text:span text:style-name="T7">Password <text:s/></text:span><text:span text:style-name="T33">&lt;/</text:span><text:span text:style-name="T39">td</text:span><text:span text:style-name="T33">&gt;</text:span><text:span text:style-name="T7"> </text:span><text:span text:style-name="T33">&lt;</text:span><text:span text:style-name="T39">td</text:span><text:span text:style-name="T33">&gt;</text:span><text:span text:style-name="T7"> </text:span><text:span text:style-name="T33">&lt;</text:span><text:span text:style-name="T39">input</text:span><text:span text:style-name="T7"> </text:span><text:span text:style-name="T45">type</text:span><text:span text:style-name="T7">=</text:span><text:span text:style-name="T27">"password"</text:span><text:span text:style-name="T7"> </text:span><text:span text:style-name="T45">name</text:span><text:span text:style-name="T7">= </text:span><text:span text:style-name="T27">"pass"</text:span><text:span text:style-name="T33">&gt;&lt;</text:span><text:span text:style-name="T39">br</text:span><text:span text:style-name="T33">&gt;</text:span></text:p>
      <text:p text:style-name="P3"><text:span text:style-name="T33">&lt;</text:span><text:span text:style-name="T39">tr</text:span><text:span text:style-name="T33">&gt;</text:span><text:span text:style-name="T7"> </text:span><text:span text:style-name="T33">&lt;</text:span><text:span text:style-name="T39">td</text:span><text:span text:style-name="T33">&gt;</text:span><text:span text:style-name="T7"> <text:s/></text:span><text:span text:style-name="T33">&lt;/</text:span><text:span text:style-name="T39">td</text:span><text:span text:style-name="T33">&gt;</text:span><text:span text:style-name="T7"> </text:span><text:span text:style-name="T33">&lt;</text:span><text:span text:style-name="T39">td</text:span><text:span text:style-name="T33">&gt;</text:span><text:span text:style-name="T7"> </text:span><text:span text:style-name="T33">&lt;</text:span><text:span text:style-name="T39">input</text:span><text:span text:style-name="T7"> </text:span><text:span text:style-name="T45">type</text:span><text:span text:style-name="T7"> =</text:span><text:span text:style-name="T27">"submit"</text:span><text:span text:style-name="T7"> </text:span><text:span text:style-name="T45">value</text:span><text:span text:style-name="T7">=</text:span><text:span text:style-name="T27">"login"</text:span><text:span text:style-name="T33">&gt;</text:span></text:p>
      <text:p text:style-name="P3"><text:span text:style-name="T33">&lt;/</text:span><text:span text:style-name="T39">table</text:span><text:span text:style-name="T33">&gt;</text:span></text:p>
      <text:p text:style-name="P3"><text:span text:style-name="T33">&lt;/</text:span><text:span text:style-name="T39">center</text:span><text:span text:style-name="T33">&gt;</text:span></text:p>
      <text:p text:style-name="P3"><text:span text:style-name="T33">&lt;/</text:span><text:span text:style-name="T39">form</text:span><text:span text:style-name="T33">&gt;</text:span></text:p>
      <text:p text:style-name="P4"/>
      <text:p text:style-name="P3"><text:span text:style-name="T29">&lt;/</text:span><text:span text:style-name="T37">body</text:span><text:span text:style-name="T29">&gt;</text:span></text:p>
      <text:p text:style-name="P7"><text:span text:style-name="T29">&lt;/</text:span><text:span text:style-name="T37">html</text:span><text:span text:style-name="T29">&gt;</text:span></text:p>
      <text:p text:style-name="P12">.......................</text:p>
      <text:p text:style-name="P12"/>
      <text:p text:style-name="P7"><text:span text:style-name="T29">&lt;!</text:span><text:span text:style-name="T37">DOCTYPE</text:span><text:span text:style-name="T42"> </text:span><text:span text:style-name="T29">html&gt;</text:span></text:p>
      <text:p text:style-name="P3"><text:span text:style-name="T29">&lt;</text:span><text:span text:style-name="T37">html</text:span><text:span text:style-name="T29">&gt;</text:span></text:p>
      <text:p text:style-name="P3"><text:span text:style-name="T29">&lt;</text:span><text:span text:style-name="T37">head</text:span><text:span text:style-name="T29">&gt;</text:span></text:p>
      <text:p text:style-name="P3"><text:span text:style-name="T29">&lt;</text:span><text:span text:style-name="T37">meta</text:span><text:span text:style-name="T42"> </text:span><text:span text:style-name="T43">charset</text:span><text:span text:style-name="T1">=</text:span><text:span text:style-name="T25">"ISO-8859-1"</text:span><text:span text:style-name="T29">&gt;</text:span></text:p>
      <text:p text:style-name="P3"><text:span text:style-name="T29">&lt;</text:span><text:span text:style-name="T37">title</text:span><text:span text:style-name="T29">&gt;</text:span><text:span text:style-name="T1">Insert title here</text:span><text:span text:style-name="T29">&lt;/</text:span><text:span text:style-name="T37">title</text:span><text:span text:style-name="T29">&gt;</text:span></text:p>
      <text:p text:style-name="P3"><text:span text:style-name="T29">&lt;/</text:span><text:span text:style-name="T37">head</text:span><text:span text:style-name="T29">&gt;</text:span></text:p>
      <text:p text:style-name="P3"><text:span text:style-name="T29">&lt;</text:span><text:span text:style-name="T37">body</text:span><text:span text:style-name="T29">&gt;</text:span></text:p>
      <text:p text:style-name="P3"><text:span text:style-name="T33">&lt;</text:span><text:span text:style-name="T39">center</text:span><text:span text:style-name="T33">&gt;</text:span><text:span text:style-name="T7"> </text:span><text:span text:style-name="T33">&lt;</text:span><text:span text:style-name="T39">font</text:span><text:span text:style-name="T7"> </text:span><text:span text:style-name="T45">size</text:span><text:span text:style-name="T7">= </text:span><text:span text:style-name="T27">"500"</text:span><text:span text:style-name="T7"> </text:span><text:span text:style-name="T33">&gt;</text:span><text:span text:style-name="T7"> Welcome user </text:span><text:span text:style-name="T33">&lt;/</text:span><text:span text:style-name="T39">font</text:span><text:span text:style-name="T33">&gt;</text:span><text:span text:style-name="T7"> </text:span><text:span text:style-name="T33">&lt;/</text:span><text:span text:style-name="T39">center</text:span><text:span text:style-name="T33">&gt;</text:span></text:p>
      <text:p text:style-name="P3"><text:span text:style-name="T29">&lt;/</text:span><text:span text:style-name="T37">body</text:span><text:span text:style-name="T29">&gt;</text:span></text:p>
      <text:p text:style-name="P7"><text:span text:style-name="T29">&lt;/</text:span><text:span text:style-name="T37">html</text:span><text:span text:style-name="T29">&gt;</text:span></text:p>
      <text:p text:style-name="P20"/>
      <text:p text:style-name="P12">...................</text:p>
      <text:p text:style-name="P12"/>
      <text:p text:style-name="P7"><text:span text:style-name="T29">&lt;!</text:span><text:span text:style-name="T37">DOCTYPE</text:span><text:span text:style-name="T42"> </text:span><text:span text:style-name="T29">html&gt;</text:span></text:p>
      <text:p text:style-name="P3"><text:span text:style-name="T29">&lt;</text:span><text:span text:style-name="T37">html</text:span><text:span text:style-name="T29">&gt;</text:span></text:p>
      <text:p text:style-name="P3"><text:span text:style-name="T29">&lt;</text:span><text:span text:style-name="T37">head</text:span><text:span text:style-name="T29">&gt;</text:span></text:p>
      <text:p text:style-name="P3"><text:span text:style-name="T29">&lt;</text:span><text:span text:style-name="T37">meta</text:span><text:span text:style-name="T42"> </text:span><text:span text:style-name="T43">charset</text:span><text:span text:style-name="T1">=</text:span><text:span text:style-name="T25">"ISO-8859-1"</text:span><text:span text:style-name="T29">&gt;</text:span></text:p>
      <text:p text:style-name="P3"><text:span text:style-name="T29">&lt;</text:span><text:span text:style-name="T37">title</text:span><text:span text:style-name="T29">&gt;</text:span><text:span text:style-name="T1">Insert title here</text:span><text:span text:style-name="T29">&lt;/</text:span><text:span text:style-name="T37">title</text:span><text:span text:style-name="T29">&gt;</text:span></text:p>
      <text:p text:style-name="P3"><text:span text:style-name="T29">&lt;/</text:span><text:span text:style-name="T37">head</text:span><text:span text:style-name="T29">&gt;</text:span></text:p>
      <text:p text:style-name="P3"><text:span text:style-name="T29">&lt;</text:span><text:span text:style-name="T37">body</text:span><text:span text:style-name="T29">&gt;</text:span></text:p>
      <text:p text:style-name="P4"/>
      <text:p text:style-name="P3"><text:span text:style-name="T33">&lt;</text:span><text:span text:style-name="T39">center</text:span><text:span text:style-name="T33">&gt;</text:span><text:span text:style-name="T7"> </text:span><text:span text:style-name="T33">&lt;</text:span><text:span text:style-name="T39">font</text:span><text:span text:style-name="T7"> </text:span><text:span text:style-name="T45">size</text:span><text:span text:style-name="T7">= </text:span><text:span text:style-name="T27">"500"</text:span><text:span text:style-name="T7"> <text:s/></text:span><text:span text:style-name="T45">font</text:span><text:span text:style-name="T7"> </text:span><text:span text:style-name="T45">color</text:span><text:span text:style-name="T7"> =</text:span><text:span text:style-name="T27">"red"</text:span><text:span text:style-name="T33">&gt;</text:span><text:span text:style-name="T7"> Invalid user </text:span><text:span text:style-name="T33">&lt;/</text:span><text:span text:style-name="T39">font</text:span><text:span text:style-name="T33">&gt;</text:span><text:span text:style-name="T7"> </text:span><text:span text:style-name="T33">&lt;/</text:span><text:span text:style-name="T39">center</text:span><text:span text:style-name="T33">&gt;</text:span></text:p>
      <text:p text:style-name="P3"><text:span text:style-name="T29">&lt;/</text:span><text:span text:style-name="T37">body</text:span><text:span text:style-name="T29">&gt;</text:span></text:p>
      <text:p text:style-name="P7"><text:span text:style-name="T29">&lt;/</text:span><text:span text:style-name="T37">html</text:span><text:span text:style-name="T29">&gt;</text:span></text:p>
      <text:p text:style-name="P12">...............</text:p>
      <text:p text:style-name="P12"/>
      <text:p text:style-name="P7"><text:span text:style-name="T10">package</text:span><text:span text:style-name="T1"> com.dsrc;</text:span></text:p>
      <text:p text:style-name="P4"/>
      <text:p text:style-name="P3"><text:soft-page-break/><text:span text:style-name="T10">import</text:span><text:span text:style-name="T1"> java.io.IOException;</text:span></text:p>
      <text:p text:style-name="P3"><text:span text:style-name="T10">import</text:span><text:span text:style-name="T1"> java.io.PrintWriter;</text:span></text:p>
      <text:p text:style-name="P4"/>
      <text:p text:style-name="P3"><text:span text:style-name="T10">import</text:span><text:span text:style-name="T1"> javax.servlet.ServletException;</text:span></text:p>
      <text:p text:style-name="P3"><text:span text:style-name="T10">import</text:span><text:span text:style-name="T1"> javax.servlet.annotation.WebServlet;</text:span></text:p>
      <text:p text:style-name="P3"><text:span text:style-name="T10">import</text:span><text:span text:style-name="T1"> javax.servlet.http.HttpServlet;</text:span></text:p>
      <text:p text:style-name="P3"><text:span text:style-name="T10">import</text:span><text:span text:style-name="T1"> javax.servlet.http.HttpServletRequest;</text:span></text:p>
      <text:p text:style-name="P3"><text:span text:style-name="T10">import</text:span><text:span text:style-name="T1"> javax.servlet.http.HttpServletResponse;</text:span></text:p>
      <text:p text:style-name="P4"/>
      <text:p text:style-name="P26">/**</text:p>
      <text:p text:style-name="P3"><text:span text:style-name="T49"><text:s/>* </text:span><text:span text:style-name="T51">Servlet</text:span><text:span text:style-name="T49"> implementation class LoginServlet1</text:span></text:p>
      <text:p text:style-name="P26"><text:s/>*/</text:p>
      <text:p text:style-name="P3"><text:span text:style-name="T53">@WebServlet</text:span><text:span text:style-name="T1">(</text:span><text:span text:style-name="T23">"/LoginServlet1"</text:span><text:span text:style-name="T1">)</text:span></text:p>
      <text:p text:style-name="P3"><text:span text:style-name="T10">public</text:span><text:span text:style-name="T1"> </text:span><text:span text:style-name="T10">class</text:span><text:span text:style-name="T1"> LoginServlet1 </text:span><text:span text:style-name="T10">extends</text:span><text:span text:style-name="T1"> HttpServlet {</text:span></text:p>
      <text:p text:style-name="P3"><text:span text:style-name="T1"><text:tab/></text:span><text:span text:style-name="T10">private</text:span><text:span text:style-name="T1"> </text:span><text:span text:style-name="T10">static</text:span><text:span text:style-name="T1"> </text:span><text:span text:style-name="T10">final</text:span><text:span text:style-name="T1"> </text:span><text:span text:style-name="T10">long</text:span><text:span text:style-name="T1"> </text:span><text:span text:style-name="T55">serialVersionUID</text:span><text:span text:style-name="T1"> = 1L;</text:span></text:p>
      <text:p text:style-name="P23"><text:s text:c="7"/></text:p>
      <text:p text:style-name="P3"><text:span text:style-name="T1"><text:s text:c="4"/></text:span><text:span text:style-name="T49">/**</text:span></text:p>
      <text:p text:style-name="P3"><text:span text:style-name="T49"><text:s text:c="5"/>* </text:span><text:span text:style-name="T21">@see</text:span><text:span text:style-name="T49"> HttpServlet#HttpServlet()</text:span></text:p>
      <text:p text:style-name="P26"><text:s text:c="5"/>*/</text:p>
      <text:p text:style-name="P3"><text:span text:style-name="T1"><text:s text:c="4"/></text:span><text:span text:style-name="T10">public</text:span><text:span text:style-name="T1"> LoginServlet1() {</text:span></text:p>
      <text:p text:style-name="P3"><text:span text:style-name="T1"><text:s text:c="8"/></text:span><text:span text:style-name="T10">super</text:span><text:span text:style-name="T1">();</text:span></text:p>
      <text:p text:style-name="P3"><text:span text:style-name="T1"><text:s text:c="8"/></text:span><text:span text:style-name="T18">// </text:span><text:span text:style-name="T21">TODO</text:span><text:span text:style-name="T18"> Auto-generated constructor stub</text:span></text:p>
      <text:p text:style-name="P23"><text:s text:c="4"/>}</text:p>
      <text:p text:style-name="P4"/>
      <text:p text:style-name="P3"><text:span text:style-name="T1"><text:tab/></text:span><text:span text:style-name="T49">/**</text:span></text:p>
      <text:p text:style-name="P3"><text:span text:style-name="T49"><text:tab/> * </text:span><text:span text:style-name="T21">@see</text:span><text:span text:style-name="T49"> HttpServlet#doGet(HttpServletRequest request, HttpServletResponse response)</text:span></text:p>
      <text:p text:style-name="P26"><text:tab/> */</text:p>
      <text:p text:style-name="P3"><text:span text:style-name="T1"><text:tab/></text:span><text:span text:style-name="T10">protected</text:span><text:span text:style-name="T1"> </text:span><text:span text:style-name="T10">void</text:span><text:span text:style-name="T1"> doGet(HttpServletRequest </text:span><text:span text:style-name="T14">request</text:span><text:span text:style-name="T1">, HttpServletResponse </text:span><text:span text:style-name="T14">response</text:span><text:span text:style-name="T1">) </text:span><text:span text:style-name="T10">throws</text:span><text:span text:style-name="T1"> ServletException, IOException {</text:span></text:p>
      <text:p text:style-name="P3"><text:span text:style-name="T1"><text:tab/><text:tab/></text:span><text:span text:style-name="T18">// </text:span><text:span text:style-name="T21">TODO</text:span><text:span text:style-name="T18"> Auto-generated method stub</text:span></text:p>
      <text:p text:style-name="P3"><text:span text:style-name="T1"><text:tab/><text:tab/>PrintWriter </text:span><text:span text:style-name="T16">pw</text:span><text:span text:style-name="T1">=</text:span><text:span text:style-name="T14">response</text:span><text:span text:style-name="T1">.getWriter();</text:span></text:p>
      <text:p text:style-name="P3"><text:span text:style-name="T1"><text:tab/><text:tab/>String </text:span><text:span text:style-name="T14">name</text:span><text:span text:style-name="T1">= </text:span><text:span text:style-name="T14">request</text:span><text:span text:style-name="T1">.getParameter(</text:span><text:span text:style-name="T23">"name"</text:span><text:span text:style-name="T1">);</text:span></text:p>
      <text:p text:style-name="P3"><text:span text:style-name="T1"><text:tab/><text:tab/>String </text:span><text:span text:style-name="T14">pass</text:span><text:span text:style-name="T1">= </text:span><text:span text:style-name="T14">request</text:span><text:span text:style-name="T1">.getParameter(</text:span><text:span text:style-name="T23">"pass"</text:span><text:span text:style-name="T1">);</text:span></text:p>
      <text:p text:style-name="P3"><text:span text:style-name="T1"><text:tab/><text:tab/></text:span><text:span text:style-name="T10">if</text:span><text:span text:style-name="T1">(</text:span><text:span text:style-name="T14">name</text:span><text:span text:style-name="T1">.equals(</text:span><text:span text:style-name="T23">"sa"</text:span><text:span text:style-name="T1">) &amp;&amp; </text:span><text:span text:style-name="T14">pass</text:span><text:span text:style-name="T1">.equals(</text:span><text:span text:style-name="T23">"pass"</text:span><text:span text:style-name="T1">))</text:span></text:p>
      <text:p text:style-name="P23"><text:tab/><text:tab/>{</text:p>
      <text:p text:style-name="P3"><text:span text:style-name="T1"><text:tab/><text:tab/><text:tab/></text:span><text:span text:style-name="T14">response</text:span><text:span text:style-name="T1">.sendRedirect(</text:span><text:span text:style-name="T23">"home.html"</text:span><text:span text:style-name="T1">);</text:span></text:p>
      <text:p text:style-name="P23"><text:tab/><text:tab/>}</text:p>
      <text:p text:style-name="P3"><text:span text:style-name="T1"><text:tab/><text:tab/></text:span><text:span text:style-name="T10">else</text:span><text:span text:style-name="T1">{</text:span></text:p>
      <text:p text:style-name="P3"><text:span text:style-name="T1"><text:tab/><text:tab/><text:tab/></text:span><text:span text:style-name="T14">response</text:span><text:span text:style-name="T1">.sendRedirect(</text:span><text:span text:style-name="T23">"error.html"</text:span><text:span text:style-name="T1">);</text:span></text:p>
      <text:p text:style-name="P23"><text:tab/>}</text:p>
      <text:p text:style-name="P23"><text:tab/>}</text:p>
      <text:p text:style-name="P4"/>
      <text:p text:style-name="P3"><text:span text:style-name="T1"><text:tab/></text:span><text:span text:style-name="T49">/**</text:span></text:p>
      <text:p text:style-name="P3"><text:span text:style-name="T49"><text:tab/> * </text:span><text:span text:style-name="T21">@see</text:span><text:span text:style-name="T49"> HttpServlet#doPost(HttpServletRequest request, HttpServletResponse response)</text:span></text:p>
      <text:p text:style-name="P26"><text:tab/> */</text:p>
      <text:p text:style-name="P3"><text:span text:style-name="T1"><text:tab/></text:span><text:span text:style-name="T10">protected</text:span><text:span text:style-name="T1"> </text:span><text:span text:style-name="T10">void</text:span><text:span text:style-name="T1"> doPost(HttpServletRequest </text:span><text:span text:style-name="T14">request</text:span><text:span text:style-name="T1">, HttpServletResponse </text:span><text:span text:style-name="T14">response</text:span><text:span text:style-name="T1">) </text:span><text:span text:style-name="T10">throws</text:span><text:span text:style-name="T1"> ServletException, IOException {</text:span></text:p>
      <text:p text:style-name="P3"><text:span text:style-name="T1"><text:tab/><text:tab/></text:span><text:span text:style-name="T18">// </text:span><text:span text:style-name="T21">TODO</text:span><text:span text:style-name="T18"> Auto-generated method stub</text:span></text:p>
      <text:p text:style-name="P3"><text:span text:style-name="T1"><text:tab/><text:tab/>doGet(</text:span><text:span text:style-name="T14">request</text:span><text:span text:style-name="T1">, </text:span><text:span text:style-name="T14">response</text:span><text:span text:style-name="T1">);</text:span></text:p>
      <text:p text:style-name="P23"><text:tab/>}</text:p>
      <text:p text:style-name="P4"/>
      <text:p text:style-name="P29">}</text:p>
      <text:p text:style-name="P12"/>
      <text:p text:style-name="P14">4.</text:p>
      <text:p text:style-name="P37">Create a WebApplication to accept login name , password and role through login.html<text:line-break/>Role should be accepted using a DropDown List and Roles must be admin and user. </text:p>
      <text:p text:style-name="P2"><text:soft-page-break/>If the username is 'sa' and password is 'pass' check for the role. <text:line-break/>If the role selected is Admin go to a new html page called Adminhome.html with Welcome Admin<text:line-break/>If the role selected is User go to a new html page called Userhome.html with Welcome User<text:line-break/>If invalid user go to another page called error.html . display the message inside error.html as Invalid User in RED color.</text:p>
      <text:p text:style-name="Text_20_body"><text:line-break/><text:span text:style-name="T30">&lt;!</text:span><text:span text:style-name="T37">DOCTYPE</text:span><text:span text:style-name="T42"> </text:span><text:span text:style-name="T29">html&gt;</text:span></text:p>
      <text:p text:style-name="P3"><text:span text:style-name="T29">&lt;</text:span><text:span text:style-name="T37">html</text:span><text:span text:style-name="T29">&gt;</text:span></text:p>
      <text:p text:style-name="P3"><text:span text:style-name="T29">&lt;</text:span><text:span text:style-name="T37">head</text:span><text:span text:style-name="T29">&gt;</text:span></text:p>
      <text:p text:style-name="P3"><text:span text:style-name="T29">&lt;</text:span><text:span text:style-name="T37">meta</text:span><text:span text:style-name="T42"> </text:span><text:span text:style-name="T43">charset</text:span><text:span text:style-name="T1">=</text:span><text:span text:style-name="T25">"ISO-8859-1"</text:span><text:span text:style-name="T29">&gt;</text:span></text:p>
      <text:p text:style-name="P3"><text:span text:style-name="T29">&lt;</text:span><text:span text:style-name="T37">title</text:span><text:span text:style-name="T29">&gt;</text:span><text:span text:style-name="T1">Insert title here</text:span><text:span text:style-name="T29">&lt;/</text:span><text:span text:style-name="T37">title</text:span><text:span text:style-name="T29">&gt;</text:span></text:p>
      <text:p text:style-name="P3"><text:span text:style-name="T29">&lt;/</text:span><text:span text:style-name="T37">head</text:span><text:span text:style-name="T29">&gt;</text:span></text:p>
      <text:p text:style-name="P3"><text:span text:style-name="T29">&lt;</text:span><text:span text:style-name="T37">body</text:span><text:span text:style-name="T29">&gt;</text:span></text:p>
      <text:p text:style-name="P3"><text:span text:style-name="T33">&lt;</text:span><text:span text:style-name="T39">center</text:span><text:span text:style-name="T33">&gt;</text:span></text:p>
      <text:p text:style-name="P3"><text:span text:style-name="T33">&lt;</text:span><text:span text:style-name="T39">table</text:span><text:span text:style-name="T33">&gt;</text:span></text:p>
      <text:p text:style-name="P3"><text:span text:style-name="T33">&lt;</text:span><text:span text:style-name="T39">form</text:span><text:span text:style-name="T7"> </text:span><text:span text:style-name="T45">action</text:span><text:span text:style-name="T7"> =</text:span><text:span text:style-name="T27">"LoginServlet1"</text:span><text:span text:style-name="T33">&gt;</text:span></text:p>
      <text:p text:style-name="P3"><text:span text:style-name="T33">&lt;</text:span><text:span text:style-name="T39">tr</text:span><text:span text:style-name="T33">&gt;</text:span><text:span text:style-name="T7"> </text:span><text:span text:style-name="T33">&lt;</text:span><text:span text:style-name="T39">td</text:span><text:span text:style-name="T33">&gt;</text:span><text:span text:style-name="T7"> Login Name </text:span><text:span text:style-name="T33">&lt;/</text:span><text:span text:style-name="T39">td</text:span><text:span text:style-name="T33">&gt;</text:span><text:span text:style-name="T7"> </text:span><text:span text:style-name="T33">&lt;</text:span><text:span text:style-name="T39">td</text:span><text:span text:style-name="T33">&gt;&lt;</text:span><text:span text:style-name="T39">input</text:span><text:span text:style-name="T7"> </text:span><text:span text:style-name="T45">type</text:span><text:span text:style-name="T7">=</text:span><text:span text:style-name="T27">"text"</text:span><text:span text:style-name="T7"> </text:span><text:span text:style-name="T45">name</text:span><text:span text:style-name="T7">=</text:span><text:span text:style-name="T27">"name"</text:span><text:span text:style-name="T33">&gt;</text:span><text:span text:style-name="T7"> </text:span><text:span text:style-name="T33">&lt;/</text:span><text:span text:style-name="T39">td</text:span><text:span text:style-name="T33">&gt;</text:span><text:span text:style-name="T7"> </text:span><text:span text:style-name="T33">&lt;</text:span><text:span text:style-name="T39">br</text:span><text:span text:style-name="T33">&gt;</text:span></text:p>
      <text:p text:style-name="P3"><text:span text:style-name="T33">&lt;</text:span><text:span text:style-name="T39">tr</text:span><text:span text:style-name="T33">&gt;</text:span><text:span text:style-name="T7"> </text:span><text:span text:style-name="T33">&lt;</text:span><text:span text:style-name="T39">td</text:span><text:span text:style-name="T33">&gt;</text:span><text:span text:style-name="T7">Password <text:s/></text:span><text:span text:style-name="T33">&lt;/</text:span><text:span text:style-name="T39">td</text:span><text:span text:style-name="T33">&gt;</text:span><text:span text:style-name="T7"> </text:span><text:span text:style-name="T33">&lt;</text:span><text:span text:style-name="T39">td</text:span><text:span text:style-name="T33">&gt;</text:span><text:span text:style-name="T7"> </text:span><text:span text:style-name="T33">&lt;</text:span><text:span text:style-name="T39">input</text:span><text:span text:style-name="T7"> </text:span><text:span text:style-name="T45">type</text:span><text:span text:style-name="T7">=</text:span><text:span text:style-name="T27">"password"</text:span><text:span text:style-name="T7"> </text:span><text:span text:style-name="T45">name</text:span><text:span text:style-name="T7">= </text:span><text:span text:style-name="T27">"pass"</text:span><text:span text:style-name="T33">&gt;</text:span><text:span text:style-name="T7"> </text:span><text:span text:style-name="T33">&lt;/</text:span><text:span text:style-name="T39">td</text:span><text:span text:style-name="T33">&gt;</text:span><text:span text:style-name="T7"> </text:span><text:span text:style-name="T33">&lt;</text:span><text:span text:style-name="T39">br</text:span><text:span text:style-name="T33">&gt;</text:span></text:p>
      <text:p text:style-name="P3"><text:span text:style-name="T33">&lt;</text:span><text:span text:style-name="T39">tr</text:span><text:span text:style-name="T33">&gt;</text:span><text:span text:style-name="T7"> </text:span><text:span text:style-name="T33">&lt;</text:span><text:span text:style-name="T39">td</text:span><text:span text:style-name="T33">&gt;</text:span><text:span text:style-name="T7"> Role </text:span><text:span text:style-name="T33">&lt;/</text:span><text:span text:style-name="T39">td</text:span><text:span text:style-name="T33">&gt;</text:span></text:p>
      <text:p text:style-name="P3"><text:span text:style-name="T7"><text:tab/> </text:span><text:span text:style-name="T33">&lt;</text:span><text:span text:style-name="T39">td</text:span><text:span text:style-name="T33">&gt;</text:span><text:span text:style-name="T7"> </text:span><text:span text:style-name="T33">&lt;</text:span><text:span text:style-name="T39">select</text:span><text:span text:style-name="T7"> </text:span><text:span text:style-name="T45">name</text:span><text:span text:style-name="T7"> =</text:span><text:span text:style-name="T27">"s"</text:span><text:span text:style-name="T33">&gt;</text:span><text:span text:style-name="T7"> </text:span><text:span text:style-name="T33">&lt;</text:span><text:span text:style-name="T39">option</text:span><text:span text:style-name="T7"> </text:span><text:span text:style-name="T45">value</text:span><text:span text:style-name="T7"> =</text:span><text:span text:style-name="T27">"1"</text:span><text:span text:style-name="T33">&gt;</text:span><text:span text:style-name="T7"> User </text:span><text:span text:style-name="T33">&lt;/</text:span><text:span text:style-name="T39">option</text:span><text:span text:style-name="T33">&gt;</text:span></text:p>
      <text:p text:style-name="P3"><text:span text:style-name="T7"><text:tab/> <text:tab/><text:tab/><text:tab/> <text:s text:c="2"/><text:tab/><text:tab/><text:tab/> </text:span><text:span text:style-name="T33">&lt;</text:span><text:span text:style-name="T39">option</text:span><text:span text:style-name="T7"> </text:span><text:span text:style-name="T45">value</text:span><text:span text:style-name="T7"> =</text:span><text:span text:style-name="T27">"2"</text:span><text:span text:style-name="T33">&gt;</text:span><text:span text:style-name="T7"> Admin </text:span><text:span text:style-name="T33">&lt;/</text:span><text:span text:style-name="T39">option</text:span><text:span text:style-name="T33">&gt;</text:span><text:span text:style-name="T7"><text:tab/><text:tab/></text:span></text:p>
      <text:p text:style-name="P3"><text:span text:style-name="T7"><text:tab/> <text:tab/> <text:s/></text:span><text:span text:style-name="T33">&lt;/</text:span><text:span text:style-name="T39">select</text:span><text:span text:style-name="T33">&gt;</text:span></text:p>
      <text:p text:style-name="P3"><text:span text:style-name="T33">&lt;</text:span><text:span text:style-name="T39">tr</text:span><text:span text:style-name="T33">&gt;</text:span><text:span text:style-name="T7"> </text:span><text:span text:style-name="T33">&lt;</text:span><text:span text:style-name="T39">td</text:span><text:span text:style-name="T33">&gt;</text:span><text:span text:style-name="T7"> <text:s/></text:span><text:span text:style-name="T33">&lt;/</text:span><text:span text:style-name="T39">td</text:span><text:span text:style-name="T33">&gt;</text:span><text:span text:style-name="T7"> </text:span><text:span text:style-name="T33">&lt;</text:span><text:span text:style-name="T39">td</text:span><text:span text:style-name="T33">&gt;</text:span><text:span text:style-name="T7"> </text:span><text:span text:style-name="T33">&lt;</text:span><text:span text:style-name="T39">input</text:span><text:span text:style-name="T7"> </text:span><text:span text:style-name="T45">type</text:span><text:span text:style-name="T7"> =</text:span><text:span text:style-name="T27">"submit"</text:span><text:span text:style-name="T7"> </text:span><text:span text:style-name="T45">value</text:span><text:span text:style-name="T7">=</text:span><text:span text:style-name="T27">"login"</text:span><text:span text:style-name="T33">&gt;</text:span><text:span text:style-name="T7"> </text:span><text:span text:style-name="T33">&lt;/</text:span><text:span text:style-name="T39">td</text:span><text:span text:style-name="T33">&gt;</text:span></text:p>
      <text:p text:style-name="P3"><text:span text:style-name="T33">&lt;/</text:span><text:span text:style-name="T39">table</text:span><text:span text:style-name="T33">&gt;</text:span></text:p>
      <text:p text:style-name="P3"><text:span text:style-name="T33">&lt;/</text:span><text:span text:style-name="T39">center</text:span><text:span text:style-name="T33">&gt;</text:span></text:p>
      <text:p text:style-name="P3"><text:span text:style-name="T33">&lt;/</text:span><text:span text:style-name="T39">form</text:span><text:span text:style-name="T33">&gt;</text:span></text:p>
      <text:p text:style-name="P4"/>
      <text:p text:style-name="P3"><text:span text:style-name="T29">&lt;/</text:span><text:span text:style-name="T37">body</text:span><text:span text:style-name="T29">&gt;</text:span></text:p>
      <text:p text:style-name="Standard"><text:span text:style-name="T29">&lt;/</text:span><text:span text:style-name="T37">html</text:span><text:span text:style-name="T29">&gt;</text:span></text:p>
      <text:p text:style-name="P13">..................</text:p>
      <text:p text:style-name="Standard"><text:span text:style-name="T30">&lt;!</text:span><text:span text:style-name="T37">DOCTYPE</text:span><text:span text:style-name="T42"> </text:span><text:span text:style-name="T29">html&gt;</text:span></text:p>
      <text:p text:style-name="P3"><text:span text:style-name="T29">&lt;</text:span><text:span text:style-name="T37">html</text:span><text:span text:style-name="T29">&gt;</text:span></text:p>
      <text:p text:style-name="P3"><text:span text:style-name="T29">&lt;</text:span><text:span text:style-name="T37">head</text:span><text:span text:style-name="T29">&gt;</text:span></text:p>
      <text:p text:style-name="P3"><text:span text:style-name="T29">&lt;</text:span><text:span text:style-name="T37">meta</text:span><text:span text:style-name="T42"> </text:span><text:span text:style-name="T43">charset</text:span><text:span text:style-name="T1">=</text:span><text:span text:style-name="T25">"ISO-8859-1"</text:span><text:span text:style-name="T29">&gt;</text:span></text:p>
      <text:p text:style-name="P3"><text:span text:style-name="T29">&lt;</text:span><text:span text:style-name="T37">title</text:span><text:span text:style-name="T29">&gt;</text:span><text:span text:style-name="T1">Insert title here</text:span><text:span text:style-name="T29">&lt;/</text:span><text:span text:style-name="T37">title</text:span><text:span text:style-name="T29">&gt;</text:span></text:p>
      <text:p text:style-name="P3"><text:span text:style-name="T29">&lt;/</text:span><text:span text:style-name="T37">head</text:span><text:span text:style-name="T29">&gt;</text:span></text:p>
      <text:p text:style-name="P3"><text:span text:style-name="T29">&lt;</text:span><text:span text:style-name="T37">body</text:span><text:span text:style-name="T29">&gt;</text:span></text:p>
      <text:p text:style-name="P23">welcome user</text:p>
      <text:p text:style-name="P3"><text:span text:style-name="T29">&lt;/</text:span><text:span text:style-name="T37">body</text:span><text:span text:style-name="T29">&gt;</text:span></text:p>
      <text:p text:style-name="Standard"><text:span text:style-name="T29">&lt;/</text:span><text:span text:style-name="T37">html</text:span><text:span text:style-name="T29">&gt;</text:span></text:p>
      <text:p text:style-name="P13">..................</text:p>
      <text:p text:style-name="Standard"><text:span text:style-name="T30">&lt;!</text:span><text:span text:style-name="T37">DOCTYPE</text:span><text:span text:style-name="T42"> </text:span><text:span text:style-name="T29">html&gt;</text:span></text:p>
      <text:p text:style-name="P3"><text:span text:style-name="T29">&lt;</text:span><text:span text:style-name="T37">html</text:span><text:span text:style-name="T29">&gt;</text:span></text:p>
      <text:p text:style-name="P3"><text:span text:style-name="T29">&lt;</text:span><text:span text:style-name="T37">head</text:span><text:span text:style-name="T29">&gt;</text:span></text:p>
      <text:p text:style-name="P3"><text:span text:style-name="T29">&lt;</text:span><text:span text:style-name="T37">meta</text:span><text:span text:style-name="T42"> </text:span><text:span text:style-name="T43">charset</text:span><text:span text:style-name="T1">=</text:span><text:span text:style-name="T25">"ISO-8859-1"</text:span><text:span text:style-name="T29">&gt;</text:span></text:p>
      <text:p text:style-name="P3"><text:span text:style-name="T29">&lt;</text:span><text:span text:style-name="T37">title</text:span><text:span text:style-name="T29">&gt;</text:span><text:span text:style-name="T1">Insert title here</text:span><text:span text:style-name="T29">&lt;/</text:span><text:span text:style-name="T37">title</text:span><text:span text:style-name="T29">&gt;</text:span></text:p>
      <text:p text:style-name="P3"><text:span text:style-name="T29">&lt;/</text:span><text:span text:style-name="T37">head</text:span><text:span text:style-name="T29">&gt;</text:span></text:p>
      <text:p text:style-name="P3"><text:span text:style-name="T29">&lt;</text:span><text:span text:style-name="T37">body</text:span><text:span text:style-name="T29">&gt;</text:span></text:p>
      <text:p text:style-name="P3"><text:span text:style-name="T1">welcome </text:span><text:span text:style-name="T7">admin</text:span></text:p>
      <text:p text:style-name="P3"><text:span text:style-name="T29">&lt;/</text:span><text:span text:style-name="T37">body</text:span><text:span text:style-name="T29">&gt;</text:span></text:p>
      <text:p text:style-name="Standard"><text:span text:style-name="T29">&lt;/</text:span><text:span text:style-name="T37">html</text:span><text:span text:style-name="T29">&gt;</text:span></text:p>
      <text:p text:style-name="P13">..........</text:p>
      <text:p text:style-name="Standard"><text:span text:style-name="T30">&lt;!</text:span><text:span text:style-name="T37">DOCTYPE</text:span><text:span text:style-name="T42"> </text:span><text:span text:style-name="T29">html&gt;</text:span></text:p>
      <text:p text:style-name="P3"><text:span text:style-name="T29">&lt;</text:span><text:span text:style-name="T37">html</text:span><text:span text:style-name="T29">&gt;</text:span></text:p>
      <text:p text:style-name="P3"><text:soft-page-break/><text:span text:style-name="T29">&lt;</text:span><text:span text:style-name="T37">head</text:span><text:span text:style-name="T29">&gt;</text:span></text:p>
      <text:p text:style-name="P3"><text:span text:style-name="T29">&lt;</text:span><text:span text:style-name="T37">meta</text:span><text:span text:style-name="T42"> </text:span><text:span text:style-name="T43">charset</text:span><text:span text:style-name="T1">=</text:span><text:span text:style-name="T25">"ISO-8859-1"</text:span><text:span text:style-name="T29">&gt;</text:span></text:p>
      <text:p text:style-name="P3"><text:span text:style-name="T29">&lt;</text:span><text:span text:style-name="T37">title</text:span><text:span text:style-name="T29">&gt;</text:span><text:span text:style-name="T1">Insert title here</text:span><text:span text:style-name="T29">&lt;/</text:span><text:span text:style-name="T37">title</text:span><text:span text:style-name="T29">&gt;</text:span></text:p>
      <text:p text:style-name="P3"><text:span text:style-name="T29">&lt;/</text:span><text:span text:style-name="T37">head</text:span><text:span text:style-name="T29">&gt;</text:span></text:p>
      <text:p text:style-name="P3"><text:span text:style-name="T29">&lt;</text:span><text:span text:style-name="T37">body</text:span><text:span text:style-name="T29">&gt;</text:span></text:p>
      <text:p text:style-name="P3"><text:span text:style-name="T33">&lt;</text:span><text:span text:style-name="T39">center</text:span><text:span text:style-name="T33">&gt;</text:span><text:span text:style-name="T7"> </text:span><text:span text:style-name="T33">&lt;</text:span><text:span text:style-name="T39">font</text:span><text:span text:style-name="T7"> </text:span><text:span text:style-name="T45">size</text:span><text:span text:style-name="T7">= </text:span><text:span text:style-name="T27">"500"</text:span><text:span text:style-name="T7"> <text:s/></text:span><text:span text:style-name="T45">font</text:span><text:span text:style-name="T7"> </text:span><text:span text:style-name="T45">color</text:span><text:span text:style-name="T7"> =</text:span><text:span text:style-name="T27">"red"</text:span><text:span text:style-name="T33">&gt;</text:span><text:span text:style-name="T7"> Invalid user </text:span><text:span text:style-name="T33">&lt;/</text:span><text:span text:style-name="T39">font</text:span><text:span text:style-name="T33">&gt;</text:span><text:span text:style-name="T7"> </text:span><text:span text:style-name="T33">&lt;/</text:span><text:span text:style-name="T39">center</text:span><text:span text:style-name="T33">&gt;</text:span></text:p>
      <text:p text:style-name="P3"><text:span text:style-name="T29">&lt;/</text:span><text:span text:style-name="T37">body</text:span><text:span text:style-name="T29">&gt;</text:span></text:p>
      <text:p text:style-name="P3"><text:span text:style-name="T29">&lt;/</text:span><text:span text:style-name="T37">body</text:span><text:span text:style-name="T29">&gt;</text:span></text:p>
      <text:p text:style-name="Standard"><text:span text:style-name="T29">&lt;/</text:span><text:span text:style-name="T37">html</text:span><text:span text:style-name="T29">&gt;</text:span></text:p>
      <text:p text:style-name="P13">...............</text:p>
      <text:p text:style-name="Standard"><text:span text:style-name="T11">package</text:span><text:span text:style-name="T1"> com.dsrc;</text:span></text:p>
      <text:p text:style-name="P4"/>
      <text:p text:style-name="P3"><text:span text:style-name="T10">import</text:span><text:span text:style-name="T1"> java.io.IOException;</text:span></text:p>
      <text:p text:style-name="P3"><text:span text:style-name="T10">import</text:span><text:span text:style-name="T1"> java.io.PrintWriter;</text:span></text:p>
      <text:p text:style-name="P4"/>
      <text:p text:style-name="P3"><text:span text:style-name="T10">import</text:span><text:span text:style-name="T1"> javax.servlet.ServletException;</text:span></text:p>
      <text:p text:style-name="P3"><text:span text:style-name="T10">import</text:span><text:span text:style-name="T1"> javax.servlet.annotation.WebServlet;</text:span></text:p>
      <text:p text:style-name="P3"><text:span text:style-name="T10">import</text:span><text:span text:style-name="T1"> javax.servlet.http.HttpServlet;</text:span></text:p>
      <text:p text:style-name="P3"><text:span text:style-name="T10">import</text:span><text:span text:style-name="T1"> javax.servlet.http.HttpServletRequest;</text:span></text:p>
      <text:p text:style-name="P3"><text:span text:style-name="T10">import</text:span><text:span text:style-name="T1"> javax.servlet.http.HttpServletResponse;</text:span></text:p>
      <text:p text:style-name="P4"/>
      <text:p text:style-name="P26">/**</text:p>
      <text:p text:style-name="P3"><text:span text:style-name="T49"><text:s/>* </text:span><text:span text:style-name="T51">Servlet</text:span><text:span text:style-name="T49"> implementation class LoginServlet1</text:span></text:p>
      <text:p text:style-name="P26"><text:s/>*/</text:p>
      <text:p text:style-name="P3"><text:span text:style-name="T53">@WebServlet</text:span><text:span text:style-name="T1">(</text:span><text:span text:style-name="T23">"/LoginServlet1"</text:span><text:span text:style-name="T1">)</text:span></text:p>
      <text:p text:style-name="P3"><text:span text:style-name="T10">public</text:span><text:span text:style-name="T1"> </text:span><text:span text:style-name="T10">class</text:span><text:span text:style-name="T1"> LoginServlet1 </text:span><text:span text:style-name="T10">extends</text:span><text:span text:style-name="T1"> HttpServlet {</text:span></text:p>
      <text:p text:style-name="P3"><text:span text:style-name="T1"><text:tab/></text:span><text:span text:style-name="T10">private</text:span><text:span text:style-name="T1"> </text:span><text:span text:style-name="T10">static</text:span><text:span text:style-name="T1"> </text:span><text:span text:style-name="T10">final</text:span><text:span text:style-name="T1"> </text:span><text:span text:style-name="T10">long</text:span><text:span text:style-name="T1"> </text:span><text:span text:style-name="T55">serialVersionUID</text:span><text:span text:style-name="T1"> = 1L;</text:span></text:p>
      <text:p text:style-name="P23"><text:s text:c="7"/></text:p>
      <text:p text:style-name="P3"><text:span text:style-name="T1"><text:s text:c="4"/></text:span><text:span text:style-name="T49">/**</text:span></text:p>
      <text:p text:style-name="P3"><text:span text:style-name="T49"><text:s text:c="5"/>* </text:span><text:span text:style-name="T21">@see</text:span><text:span text:style-name="T49"> HttpServlet#HttpServlet()</text:span></text:p>
      <text:p text:style-name="P26"><text:s text:c="5"/>*/</text:p>
      <text:p text:style-name="P3"><text:span text:style-name="T1"><text:s text:c="4"/></text:span><text:span text:style-name="T10">public</text:span><text:span text:style-name="T1"> LoginServlet1() {</text:span></text:p>
      <text:p text:style-name="P3"><text:span text:style-name="T1"><text:s text:c="8"/></text:span><text:span text:style-name="T10">super</text:span><text:span text:style-name="T1">();</text:span></text:p>
      <text:p text:style-name="P3"><text:span text:style-name="T1"><text:s text:c="8"/></text:span><text:span text:style-name="T18">// </text:span><text:span text:style-name="T21">TODO</text:span><text:span text:style-name="T18"> Auto-generated constructor stub</text:span></text:p>
      <text:p text:style-name="P23"><text:s text:c="4"/>}</text:p>
      <text:p text:style-name="P4"/>
      <text:p text:style-name="P3"><text:span text:style-name="T1"><text:tab/></text:span><text:span text:style-name="T49">/**</text:span></text:p>
      <text:p text:style-name="P3"><text:span text:style-name="T49"><text:tab/> * </text:span><text:span text:style-name="T21">@see</text:span><text:span text:style-name="T49"> HttpServlet#doGet(HttpServletRequest request, HttpServletResponse response)</text:span></text:p>
      <text:p text:style-name="P26"><text:tab/> */</text:p>
      <text:p text:style-name="P3"><text:span text:style-name="T1"><text:tab/></text:span><text:span text:style-name="T10">protected</text:span><text:span text:style-name="T1"> </text:span><text:span text:style-name="T10">void</text:span><text:span text:style-name="T1"> doGet(HttpServletRequest </text:span><text:span text:style-name="T14">request</text:span><text:span text:style-name="T1">, HttpServletResponse </text:span><text:span text:style-name="T14">response</text:span><text:span text:style-name="T1">) </text:span><text:span text:style-name="T10">throws</text:span><text:span text:style-name="T1"> ServletException, IOException {</text:span></text:p>
      <text:p text:style-name="P3"><text:span text:style-name="T1"><text:tab/><text:tab/></text:span><text:span text:style-name="T18">// </text:span><text:span text:style-name="T21">TODO</text:span><text:span text:style-name="T18"> Auto-generated method stub</text:span></text:p>
      <text:p text:style-name="P3"><text:span text:style-name="T1"><text:tab/><text:tab/>PrintWriter </text:span><text:span text:style-name="T16">pw</text:span><text:span text:style-name="T1">=</text:span><text:span text:style-name="T14">response</text:span><text:span text:style-name="T1">.getWriter();</text:span></text:p>
      <text:p text:style-name="P3"><text:span text:style-name="T1"><text:tab/><text:tab/>String </text:span><text:span text:style-name="T14">name</text:span><text:span text:style-name="T1">= </text:span><text:span text:style-name="T14">request</text:span><text:span text:style-name="T1">.getParameter(</text:span><text:span text:style-name="T23">"name"</text:span><text:span text:style-name="T1">);</text:span></text:p>
      <text:p text:style-name="P3"><text:span text:style-name="T1"><text:tab/><text:tab/>String </text:span><text:span text:style-name="T14">pass</text:span><text:span text:style-name="T1">= </text:span><text:span text:style-name="T14">request</text:span><text:span text:style-name="T1">.getParameter(</text:span><text:span text:style-name="T23">"pass"</text:span><text:span text:style-name="T1">);</text:span></text:p>
      <text:p text:style-name="P3"><text:span text:style-name="T1"><text:tab/><text:tab/>String </text:span><text:span text:style-name="T14">s</text:span><text:span text:style-name="T1"> =</text:span><text:span text:style-name="T14">request</text:span><text:span text:style-name="T1">.getParameter(</text:span><text:span text:style-name="T23">"s"</text:span><text:span text:style-name="T1">);</text:span></text:p>
      <text:p text:style-name="P3"><text:span text:style-name="T1"><text:tab/><text:tab/></text:span><text:span text:style-name="T10">if</text:span><text:span text:style-name="T1">(</text:span><text:span text:style-name="T14">name</text:span><text:span text:style-name="T1">.equals(</text:span><text:span text:style-name="T23">"sa"</text:span><text:span text:style-name="T1">) &amp;&amp; </text:span><text:span text:style-name="T14">pass</text:span><text:span text:style-name="T1">.equals(</text:span><text:span text:style-name="T23">"pass"</text:span><text:span text:style-name="T1">))</text:span></text:p>
      <text:p text:style-name="P23"><text:tab/><text:tab/>{</text:p>
      <text:p text:style-name="P3"><text:span text:style-name="T1"><text:tab/><text:tab/><text:tab/></text:span><text:span text:style-name="T10">switch</text:span><text:span text:style-name="T1">(</text:span><text:span text:style-name="T14">s</text:span><text:span text:style-name="T1">)</text:span></text:p>
      <text:p text:style-name="P23"><text:tab/><text:tab/><text:tab/>{</text:p>
      <text:p text:style-name="P3"><text:span text:style-name="T1"><text:tab/><text:tab/><text:tab/></text:span><text:span text:style-name="T10">case</text:span><text:span text:style-name="T1"> </text:span><text:span text:style-name="T23">"2"</text:span><text:span text:style-name="T1">:</text:span></text:p>
      <text:p text:style-name="P23"><text:tab/><text:tab/><text:tab/></text:p>
      <text:p text:style-name="P3"><text:span text:style-name="T1"><text:tab/><text:tab/><text:tab/></text:span><text:span text:style-name="T14">response</text:span><text:span text:style-name="T1">.sendRedirect(</text:span><text:span text:style-name="T23">"Adminhome.html"</text:span><text:span text:style-name="T1">);</text:span></text:p>
      <text:p text:style-name="P3"><text:span text:style-name="T1"><text:tab/><text:tab/><text:tab/></text:span><text:span text:style-name="T10">break</text:span><text:span text:style-name="T1">;</text:span></text:p>
      <text:p text:style-name="P23"><text:tab/><text:tab/><text:tab/></text:p>
      <text:p text:style-name="P3"><text:span text:style-name="T1"><text:tab/><text:tab/><text:tab/></text:span><text:span text:style-name="T10">case</text:span><text:span text:style-name="T1"> </text:span><text:span text:style-name="T23">"1"</text:span><text:span text:style-name="T1">:</text:span></text:p>
      <text:p text:style-name="P3"><text:span text:style-name="T1"><text:tab/><text:tab/><text:tab/><text:tab/></text:span><text:span text:style-name="T14">response</text:span><text:span text:style-name="T1">.sendRedirect(</text:span><text:span text:style-name="T23">"Userhome.html"</text:span><text:span text:style-name="T1">);</text:span></text:p>
      <text:p text:style-name="P3"><text:span text:style-name="T1"><text:tab/><text:tab/><text:tab/><text:tab/></text:span><text:span text:style-name="T10">break</text:span><text:span text:style-name="T1">;</text:span></text:p>
      <text:p text:style-name="P23"><text:soft-page-break/><text:tab/><text:tab/><text:tab/>}</text:p>
      <text:p text:style-name="P23"><text:tab/><text:tab/>}</text:p>
      <text:p text:style-name="P3"><text:span text:style-name="T1"><text:tab/><text:tab/></text:span><text:span text:style-name="T10">else</text:span><text:span text:style-name="T1">{</text:span></text:p>
      <text:p text:style-name="P3"><text:span text:style-name="T1"><text:tab/><text:tab/><text:tab/></text:span><text:span text:style-name="T14">response</text:span><text:span text:style-name="T1">.sendRedirect(</text:span><text:span text:style-name="T23">"error.html"</text:span><text:span text:style-name="T1">);</text:span></text:p>
      <text:p text:style-name="P23"><text:tab/>}</text:p>
      <text:p text:style-name="P23"><text:tab/>}</text:p>
      <text:p text:style-name="P4"/>
      <text:p text:style-name="P3"><text:span text:style-name="T1"><text:tab/></text:span><text:span text:style-name="T49">/**</text:span></text:p>
      <text:p text:style-name="P3"><text:span text:style-name="T49"><text:tab/> * </text:span><text:span text:style-name="T21">@see</text:span><text:span text:style-name="T49"> HttpServlet#doPost(HttpServletRequest request, HttpServletResponse response)</text:span></text:p>
      <text:p text:style-name="P26"><text:tab/> */</text:p>
      <text:p text:style-name="P3"><text:span text:style-name="T1"><text:tab/></text:span><text:span text:style-name="T10">protected</text:span><text:span text:style-name="T1"> </text:span><text:span text:style-name="T10">void</text:span><text:span text:style-name="T1"> doPost(HttpServletRequest </text:span><text:span text:style-name="T14">request</text:span><text:span text:style-name="T1">, HttpServletResponse </text:span><text:span text:style-name="T14">response</text:span><text:span text:style-name="T1">) </text:span><text:span text:style-name="T10">throws</text:span><text:span text:style-name="T1"> ServletException, IOException {</text:span></text:p>
      <text:p text:style-name="P3"><text:span text:style-name="T1"><text:tab/><text:tab/></text:span><text:span text:style-name="T18">// </text:span><text:span text:style-name="T21">TODO</text:span><text:span text:style-name="T18"> Auto-generated method stub</text:span></text:p>
      <text:p text:style-name="P3"><text:span text:style-name="T1"><text:tab/><text:tab/>doGet(</text:span><text:span text:style-name="T14">request</text:span><text:span text:style-name="T1">, </text:span><text:span text:style-name="T14">response</text:span><text:span text:style-name="T1">);</text:span></text:p>
      <text:p text:style-name="P23"><text:tab/>}</text:p>
      <text:p text:style-name="P4"/>
      <text:p text:style-name="P29">}</text:p>
      <text:p text:style-name="P15">5.</text:p>
      <text:p text:style-name="P8"><text:span text:style-name="T30">&lt;!</text:span><text:span text:style-name="T37">DOCTYPE</text:span><text:span text:style-name="T42"> </text:span><text:span text:style-name="T29">html&gt;</text:span></text:p>
      <text:p text:style-name="P3"><text:span text:style-name="T29">&lt;</text:span><text:span text:style-name="T37">html</text:span><text:span text:style-name="T29">&gt;</text:span></text:p>
      <text:p text:style-name="P3"><text:span text:style-name="T29">&lt;</text:span><text:span text:style-name="T37">head</text:span><text:span text:style-name="T29">&gt;</text:span></text:p>
      <text:p text:style-name="P3"><text:span text:style-name="T29">&lt;</text:span><text:span text:style-name="T37">meta</text:span><text:span text:style-name="T42"> </text:span><text:span text:style-name="T43">charset</text:span><text:span text:style-name="T1">=</text:span><text:span text:style-name="T25">"ISO-8859-1"</text:span><text:span text:style-name="T29">&gt;</text:span></text:p>
      <text:p text:style-name="P3"><text:span text:style-name="T29">&lt;</text:span><text:span text:style-name="T37">title</text:span><text:span text:style-name="T29">&gt;</text:span><text:span text:style-name="T1">Insert title here</text:span><text:span text:style-name="T29">&lt;/</text:span><text:span text:style-name="T37">title</text:span><text:span text:style-name="T29">&gt;</text:span></text:p>
      <text:p text:style-name="P3"><text:span text:style-name="T29">&lt;/</text:span><text:span text:style-name="T37">head</text:span><text:span text:style-name="T29">&gt;</text:span></text:p>
      <text:p text:style-name="P3"><text:span text:style-name="T29">&lt;</text:span><text:span text:style-name="T37">body</text:span><text:span text:style-name="T29">&gt;</text:span></text:p>
      <text:p text:style-name="P3"><text:span text:style-name="T33">&lt;</text:span><text:span text:style-name="T39">center</text:span><text:span text:style-name="T33">&gt;</text:span></text:p>
      <text:p text:style-name="P3"><text:span text:style-name="T33">&lt;</text:span><text:span text:style-name="T39">table</text:span><text:span text:style-name="T33">&gt;</text:span></text:p>
      <text:p text:style-name="P3"><text:span text:style-name="T33">&lt;</text:span><text:span text:style-name="T39">form</text:span><text:span text:style-name="T7"> </text:span><text:span text:style-name="T45">action</text:span><text:span text:style-name="T7"> =</text:span><text:span text:style-name="T27">"MultiplyTableServlet1"</text:span><text:span text:style-name="T33">&gt;</text:span></text:p>
      <text:p text:style-name="P3"><text:span text:style-name="T7">Enter Number </text:span><text:span text:style-name="T33">&lt;</text:span><text:span text:style-name="T39">input</text:span><text:span text:style-name="T7"> </text:span><text:span text:style-name="T45">type</text:span><text:span text:style-name="T7"> =</text:span><text:span text:style-name="T27">"text"</text:span><text:span text:style-name="T7"> </text:span><text:span text:style-name="T45">name</text:span><text:span text:style-name="T7"> =</text:span><text:span text:style-name="T27">"num"</text:span><text:span text:style-name="T33">&gt;</text:span><text:span text:style-name="T7"> </text:span><text:span text:style-name="T33">&lt;</text:span><text:span text:style-name="T39">br</text:span><text:span text:style-name="T33">&gt;</text:span></text:p>
      <text:p text:style-name="P3"><text:span text:style-name="T33">&lt;</text:span><text:span text:style-name="T39">input</text:span><text:span text:style-name="T7"> </text:span><text:span text:style-name="T45">type</text:span><text:span text:style-name="T7"> = </text:span><text:span text:style-name="T27">"submit"</text:span><text:span text:style-name="T7"> </text:span><text:span text:style-name="T45">value</text:span><text:span text:style-name="T7">=</text:span><text:span text:style-name="T27">"submit"</text:span><text:span text:style-name="T33">&gt;</text:span><text:span text:style-name="T7"> </text:span></text:p>
      <text:p text:style-name="P4"/>
      <text:p text:style-name="P3"><text:span text:style-name="T33">&lt;/</text:span><text:span text:style-name="T39">table</text:span><text:span text:style-name="T33">&gt;</text:span></text:p>
      <text:p text:style-name="P3"><text:span text:style-name="T33">&lt;/</text:span><text:span text:style-name="T39">form</text:span><text:span text:style-name="T33">&gt;</text:span></text:p>
      <text:p text:style-name="P3"><text:span text:style-name="T33">&lt;/</text:span><text:span text:style-name="T39">center</text:span><text:span text:style-name="T33">&gt;</text:span></text:p>
      <text:p text:style-name="P3"><text:span text:style-name="T29">&lt;/</text:span><text:span text:style-name="T37">body</text:span><text:span text:style-name="T29">&gt;</text:span></text:p>
      <text:p text:style-name="P8"><text:span text:style-name="T29">&lt;/</text:span><text:span text:style-name="T37">html</text:span><text:span text:style-name="T29">&gt;</text:span></text:p>
      <text:p text:style-name="P15">...................</text:p>
      <text:p text:style-name="P8"><text:span text:style-name="T11">package</text:span><text:span text:style-name="T1"> com.dsrc;</text:span></text:p>
      <text:p text:style-name="P4"/>
      <text:p text:style-name="P3"><text:span text:style-name="T10">import</text:span><text:span text:style-name="T1"> java.io.IOException;</text:span></text:p>
      <text:p text:style-name="P3"><text:span text:style-name="T10">import</text:span><text:span text:style-name="T1"> java.io.PrintWriter;</text:span></text:p>
      <text:p text:style-name="P4"/>
      <text:p text:style-name="P3"><text:span text:style-name="T10">import</text:span><text:span text:style-name="T1"> javax.servlet.ServletException;</text:span></text:p>
      <text:p text:style-name="P3"><text:span text:style-name="T10">import</text:span><text:span text:style-name="T1"> javax.servlet.annotation.WebServlet;</text:span></text:p>
      <text:p text:style-name="P3"><text:span text:style-name="T10">import</text:span><text:span text:style-name="T1"> javax.servlet.http.HttpServlet;</text:span></text:p>
      <text:p text:style-name="P3"><text:span text:style-name="T10">import</text:span><text:span text:style-name="T1"> javax.servlet.http.HttpServletRequest;</text:span></text:p>
      <text:p text:style-name="P3"><text:span text:style-name="T10">import</text:span><text:span text:style-name="T1"> javax.servlet.http.HttpServletResponse;</text:span></text:p>
      <text:p text:style-name="P4"/>
      <text:p text:style-name="P26">/**</text:p>
      <text:p text:style-name="P3"><text:span text:style-name="T49"><text:s/>* </text:span><text:span text:style-name="T51">Servlet</text:span><text:span text:style-name="T49"> implementation class MultiplyTableServlet1</text:span></text:p>
      <text:p text:style-name="P26"><text:s/>*/</text:p>
      <text:p text:style-name="P3"><text:span text:style-name="T53">@WebServlet</text:span><text:span text:style-name="T1">(</text:span><text:span text:style-name="T23">"/MultiplyTableServlet1"</text:span><text:span text:style-name="T1">)</text:span></text:p>
      <text:p text:style-name="P3"><text:span text:style-name="T10">public</text:span><text:span text:style-name="T1"> </text:span><text:span text:style-name="T10">class</text:span><text:span text:style-name="T1"> MultiplyTableServlet1 </text:span><text:span text:style-name="T10">extends</text:span><text:span text:style-name="T1"> HttpServlet {</text:span></text:p>
      <text:p text:style-name="P3"><text:span text:style-name="T1"><text:tab/></text:span><text:span text:style-name="T10">private</text:span><text:span text:style-name="T1"> </text:span><text:span text:style-name="T10">static</text:span><text:span text:style-name="T1"> </text:span><text:span text:style-name="T10">final</text:span><text:span text:style-name="T1"> </text:span><text:span text:style-name="T10">long</text:span><text:span text:style-name="T1"> </text:span><text:span text:style-name="T55">serialVersionUID</text:span><text:span text:style-name="T1"> = 1L;</text:span></text:p>
      <text:p text:style-name="P23"><text:s text:c="7"/></text:p>
      <text:p text:style-name="P3"><text:span text:style-name="T1"><text:s text:c="4"/></text:span><text:span text:style-name="T49">/**</text:span></text:p>
      <text:p text:style-name="P3"><text:span text:style-name="T49"><text:s text:c="5"/>* </text:span><text:span text:style-name="T21">@see</text:span><text:span text:style-name="T49"> HttpServlet#HttpServlet()</text:span></text:p>
      <text:p text:style-name="P26"><text:soft-page-break/><text:s text:c="5"/>*/</text:p>
      <text:p text:style-name="P3"><text:span text:style-name="T1"><text:s text:c="4"/></text:span><text:span text:style-name="T10">public</text:span><text:span text:style-name="T1"> MultiplyTableServlet1() {</text:span></text:p>
      <text:p text:style-name="P3"><text:span text:style-name="T1"><text:s text:c="8"/></text:span><text:span text:style-name="T10">super</text:span><text:span text:style-name="T1">();</text:span></text:p>
      <text:p text:style-name="P3"><text:span text:style-name="T1"><text:s text:c="8"/></text:span><text:span text:style-name="T18">// </text:span><text:span text:style-name="T21">TODO</text:span><text:span text:style-name="T18"> Auto-generated constructor stub</text:span></text:p>
      <text:p text:style-name="P23"><text:s text:c="4"/>}</text:p>
      <text:p text:style-name="P4"/>
      <text:p text:style-name="P3"><text:span text:style-name="T1"><text:tab/></text:span><text:span text:style-name="T49">/**</text:span></text:p>
      <text:p text:style-name="P3"><text:span text:style-name="T49"><text:tab/> * </text:span><text:span text:style-name="T21">@see</text:span><text:span text:style-name="T49"> HttpServlet#doGet(HttpServletRequest request, HttpServletResponse response)</text:span></text:p>
      <text:p text:style-name="P26"><text:tab/> */</text:p>
      <text:p text:style-name="P3"><text:span text:style-name="T1"><text:tab/></text:span><text:span text:style-name="T10">protected</text:span><text:span text:style-name="T1"> </text:span><text:span text:style-name="T10">void</text:span><text:span text:style-name="T1"> doGet(HttpServletRequest </text:span><text:span text:style-name="T14">request</text:span><text:span text:style-name="T1">, HttpServletResponse </text:span><text:span text:style-name="T14">response</text:span><text:span text:style-name="T1">) </text:span><text:span text:style-name="T10">throws</text:span><text:span text:style-name="T1"> ServletException, IOException {</text:span></text:p>
      <text:p text:style-name="P3"><text:span text:style-name="T1"><text:tab/><text:tab/></text:span><text:span text:style-name="T18">// </text:span><text:span text:style-name="T21">TODO</text:span><text:span text:style-name="T18"> Auto-generated method stub</text:span></text:p>
      <text:p text:style-name="P3"><text:span text:style-name="T1"><text:tab/><text:tab/>PrintWriter </text:span><text:span text:style-name="T14">pw</text:span><text:span text:style-name="T1">=</text:span><text:span text:style-name="T14">response</text:span><text:span text:style-name="T1">.getWriter();</text:span></text:p>
      <text:p text:style-name="P3"><text:span text:style-name="T1"><text:tab/><text:tab/></text:span><text:span text:style-name="T10">int</text:span><text:span text:style-name="T1"> </text:span><text:span text:style-name="T14">num</text:span><text:span text:style-name="T1"> = Integer.</text:span><text:span text:style-name="T9">parseInt</text:span><text:span text:style-name="T1">(</text:span><text:span text:style-name="T14">request</text:span><text:span text:style-name="T1">.getParameter(</text:span><text:span text:style-name="T23">"num"</text:span><text:span text:style-name="T1">));</text:span></text:p>
      <text:p text:style-name="P3"><text:span text:style-name="T1"><text:tab/><text:tab/></text:span><text:span text:style-name="T14">pw</text:span><text:span text:style-name="T1">.println(</text:span><text:span text:style-name="T23">"&lt;html&gt; &lt;body&gt; &lt;center&gt; &lt;table border = 2 width=35%&gt;"</text:span><text:span text:style-name="T1">);</text:span></text:p>
      <text:p text:style-name="P3"><text:span text:style-name="T1"><text:tab/><text:tab/></text:span><text:span text:style-name="T10">for</text:span><text:span text:style-name="T1">(</text:span><text:span text:style-name="T10">int</text:span><text:span text:style-name="T1"> </text:span><text:span text:style-name="T14">i</text:span><text:span text:style-name="T1">=0;</text:span><text:span text:style-name="T14">i</text:span><text:span text:style-name="T1">&lt;=12;</text:span><text:span text:style-name="T14">i</text:span><text:span text:style-name="T1">++)</text:span></text:p>
      <text:p text:style-name="P23"><text:tab/><text:tab/>{</text:p>
      <text:p text:style-name="P3"><text:span text:style-name="T1"><text:tab/><text:tab/><text:tab/></text:span><text:span text:style-name="T14">pw</text:span><text:span text:style-name="T1">.println(</text:span><text:span text:style-name="T23">"&lt;tr&gt;&lt;td&gt;"</text:span><text:span text:style-name="T1"> +</text:span><text:span text:style-name="T14">num</text:span><text:span text:style-name="T1">+ </text:span><text:span text:style-name="T23">"&lt;/td&gt; &lt;td&gt; X &lt;/td&gt; &lt;td&gt;"</text:span><text:span text:style-name="T1"> + </text:span><text:span text:style-name="T14">i</text:span><text:span text:style-name="T1">+ </text:span><text:span text:style-name="T23">"&lt;/td&gt; &lt;td&gt; = &lt;/td&gt; &lt;td&gt;"</text:span><text:span text:style-name="T1"> +</text:span><text:span text:style-name="T14">num</text:span><text:span text:style-name="T1">*</text:span><text:span text:style-name="T14">i</text:span><text:span text:style-name="T1">+ </text:span><text:span text:style-name="T23">"&lt;/td&gt;&lt;tr&gt;"</text:span><text:span text:style-name="T1">);</text:span></text:p>
      <text:p text:style-name="P23"><text:tab/><text:tab/>}</text:p>
      <text:p text:style-name="P3"><text:span text:style-name="T1"><text:tab/><text:tab/></text:span><text:span text:style-name="T14">pw</text:span><text:span text:style-name="T1">.println(</text:span><text:span text:style-name="T23">"&lt;/table&gt; &lt;/center&gt; &lt;/body&gt; &lt;/html&gt;"</text:span><text:span text:style-name="T1">);</text:span></text:p>
      <text:p text:style-name="P23"><text:tab/>}</text:p>
      <text:p text:style-name="P4"/>
      <text:p text:style-name="P3"><text:span text:style-name="T1"><text:tab/></text:span><text:span text:style-name="T49">/**</text:span></text:p>
      <text:p text:style-name="P3"><text:span text:style-name="T49"><text:tab/> * </text:span><text:span text:style-name="T21">@see</text:span><text:span text:style-name="T49"> HttpServlet#doPost(HttpServletRequest request, HttpServletResponse response)</text:span></text:p>
      <text:p text:style-name="P26"><text:tab/> */</text:p>
      <text:p text:style-name="P3"><text:span text:style-name="T1"><text:tab/></text:span><text:span text:style-name="T10">protected</text:span><text:span text:style-name="T1"> </text:span><text:span text:style-name="T10">void</text:span><text:span text:style-name="T1"> doPost(HttpServletRequest </text:span><text:span text:style-name="T14">request</text:span><text:span text:style-name="T1">, HttpServletResponse </text:span><text:span text:style-name="T14">response</text:span><text:span text:style-name="T1">) </text:span><text:span text:style-name="T10">throws</text:span><text:span text:style-name="T1"> ServletException, IOException {</text:span></text:p>
      <text:p text:style-name="P3"><text:span text:style-name="T1"><text:tab/><text:tab/></text:span><text:span text:style-name="T18">// </text:span><text:span text:style-name="T21">TODO</text:span><text:span text:style-name="T18"> Auto-generated method stub</text:span></text:p>
      <text:p text:style-name="P3"><text:span text:style-name="T1"><text:tab/><text:tab/>doGet(</text:span><text:span text:style-name="T14">request</text:span><text:span text:style-name="T1">, </text:span><text:span text:style-name="T14">response</text:span><text:span text:style-name="T1">);</text:span></text:p>
      <text:p text:style-name="P23"><text:tab/>}</text:p>
      <text:p text:style-name="P4"/>
      <text:p text:style-name="P29">}</text:p>
      <text:p text:style-name="P16">6.</text:p>
      <text:p text:style-name="P16"/>
      <text:p text:style-name="P9"><text:span text:style-name="T30">&lt;!</text:span><text:span text:style-name="T37">DOCTYPE</text:span><text:span text:style-name="T42"> </text:span><text:span text:style-name="T29">html&gt;</text:span></text:p>
      <text:p text:style-name="P3"><text:span text:style-name="T29">&lt;</text:span><text:span text:style-name="T37">html</text:span><text:span text:style-name="T29">&gt;</text:span></text:p>
      <text:p text:style-name="P3"><text:span text:style-name="T29">&lt;</text:span><text:span text:style-name="T37">head</text:span><text:span text:style-name="T29">&gt;</text:span></text:p>
      <text:p text:style-name="P3"><text:span text:style-name="T29">&lt;</text:span><text:span text:style-name="T37">meta</text:span><text:span text:style-name="T42"> </text:span><text:span text:style-name="T43">charset</text:span><text:span text:style-name="T1">=</text:span><text:span text:style-name="T25">"ISO-8859-1"</text:span><text:span text:style-name="T29">&gt;</text:span></text:p>
      <text:p text:style-name="P3"><text:span text:style-name="T29">&lt;</text:span><text:span text:style-name="T37">title</text:span><text:span text:style-name="T29">&gt;</text:span><text:span text:style-name="T1">Insert title here</text:span><text:span text:style-name="T29">&lt;/</text:span><text:span text:style-name="T37">title</text:span><text:span text:style-name="T29">&gt;</text:span></text:p>
      <text:p text:style-name="P3"><text:span text:style-name="T29">&lt;/</text:span><text:span text:style-name="T37">head</text:span><text:span text:style-name="T29">&gt;</text:span></text:p>
      <text:p text:style-name="P3"><text:span text:style-name="T29">&lt;</text:span><text:span text:style-name="T37">body</text:span><text:span text:style-name="T29">&gt;</text:span></text:p>
      <text:p text:style-name="P3"><text:span text:style-name="T33">&lt;</text:span><text:span text:style-name="T39">center</text:span><text:span text:style-name="T33">&gt;</text:span><text:span text:style-name="T7"> </text:span></text:p>
      <text:p text:style-name="P3"><text:span text:style-name="T33">&lt;</text:span><text:span text:style-name="T39">form</text:span><text:span text:style-name="T7"> </text:span><text:span text:style-name="T45">action</text:span><text:span text:style-name="T7"> =</text:span><text:span text:style-name="T27">"GetServlet1"</text:span><text:span text:style-name="T33">&gt;</text:span></text:p>
      <text:p text:style-name="P3"><text:span text:style-name="T7">Select Country </text:span><text:span text:style-name="T33">&lt;</text:span><text:span text:style-name="T39">select</text:span><text:span text:style-name="T7"> </text:span><text:span text:style-name="T45">name</text:span><text:span text:style-name="T7">= </text:span><text:span text:style-name="T27">"s"</text:span><text:span text:style-name="T33">&gt;</text:span></text:p>
      <text:p text:style-name="P3"><text:span text:style-name="T33">&lt;</text:span><text:span text:style-name="T39">option</text:span><text:span text:style-name="T7"> </text:span><text:span text:style-name="T45">value</text:span><text:span text:style-name="T7"> =</text:span><text:span text:style-name="T27">"1"</text:span><text:span text:style-name="T33">&gt;</text:span><text:span text:style-name="T7"> India </text:span><text:span text:style-name="T33">&lt;/</text:span><text:span text:style-name="T39">option</text:span><text:span text:style-name="T33">&gt;</text:span></text:p>
      <text:p text:style-name="P3"><text:span text:style-name="T33">&lt;</text:span><text:span text:style-name="T39">option</text:span><text:span text:style-name="T7"> </text:span><text:span text:style-name="T45">value</text:span><text:span text:style-name="T7"> =</text:span><text:span text:style-name="T27">"2"</text:span><text:span text:style-name="T33">&gt;</text:span><text:span text:style-name="T7"> USA </text:span><text:span text:style-name="T33">&lt;/</text:span><text:span text:style-name="T39">option</text:span><text:span text:style-name="T33">&gt;</text:span></text:p>
      <text:p text:style-name="P3"><text:span text:style-name="T33">&lt;</text:span><text:span text:style-name="T39">option</text:span><text:span text:style-name="T7"> </text:span><text:span text:style-name="T45">value</text:span><text:span text:style-name="T7"> =</text:span><text:span text:style-name="T27">"3"</text:span><text:span text:style-name="T33">&gt;</text:span><text:span text:style-name="T7"> Australia <text:s/></text:span><text:span text:style-name="T33">&lt;/</text:span><text:span text:style-name="T39">option</text:span><text:span text:style-name="T33">&gt;</text:span></text:p>
      <text:p text:style-name="P4"/>
      <text:p text:style-name="P25"><text:s/></text:p>
      <text:p text:style-name="P3"><text:span text:style-name="T33">&lt;/</text:span><text:span text:style-name="T39">select</text:span><text:span text:style-name="T33">&gt;</text:span></text:p>
      <text:p text:style-name="P3"><text:span text:style-name="T33">&lt;</text:span><text:span text:style-name="T39">input</text:span><text:span text:style-name="T7"> </text:span><text:span text:style-name="T45">type</text:span><text:span text:style-name="T7">=</text:span><text:span text:style-name="T27">"submit"</text:span><text:span text:style-name="T7"> </text:span><text:span text:style-name="T45">value</text:span><text:span text:style-name="T7">=</text:span><text:span text:style-name="T27">"submit"</text:span><text:span text:style-name="T33">&gt;</text:span></text:p>
      <text:p text:style-name="P3"><text:span text:style-name="T33">&lt;/</text:span><text:span text:style-name="T39">form</text:span><text:span text:style-name="T33">&gt;</text:span></text:p>
      <text:p text:style-name="P3"><text:span text:style-name="T33">&lt;/</text:span><text:span text:style-name="T39">center</text:span><text:span text:style-name="T33">&gt;</text:span></text:p>
      <text:p text:style-name="P3"><text:span text:style-name="T29">&lt;/</text:span><text:span text:style-name="T37">body</text:span><text:span text:style-name="T29">&gt;</text:span></text:p>
      <text:p text:style-name="P9"><text:span text:style-name="T29">&lt;/</text:span><text:span text:style-name="T37">html</text:span><text:span text:style-name="T29">&gt;</text:span></text:p>
      <text:p text:style-name="P16">.....</text:p>
      <text:p text:style-name="P9"><text:soft-page-break/><text:span text:style-name="T11">package</text:span><text:span text:style-name="T1"> com.dsrc;</text:span></text:p>
      <text:p text:style-name="P4"/>
      <text:p text:style-name="P3"><text:span text:style-name="T10">import</text:span><text:span text:style-name="T1"> java.io.IOException;</text:span></text:p>
      <text:p text:style-name="P3"><text:span text:style-name="T10">import</text:span><text:span text:style-name="T1"> java.io.PrintWriter;</text:span></text:p>
      <text:p text:style-name="P4"/>
      <text:p text:style-name="P3"><text:span text:style-name="T10">import</text:span><text:span text:style-name="T1"> javax.servlet.ServletException;</text:span></text:p>
      <text:p text:style-name="P3"><text:span text:style-name="T10">import</text:span><text:span text:style-name="T1"> javax.servlet.annotation.WebServlet;</text:span></text:p>
      <text:p text:style-name="P3"><text:span text:style-name="T10">import</text:span><text:span text:style-name="T1"> javax.servlet.http.HttpServlet;</text:span></text:p>
      <text:p text:style-name="P3"><text:span text:style-name="T10">import</text:span><text:span text:style-name="T1"> javax.servlet.http.HttpServletRequest;</text:span></text:p>
      <text:p text:style-name="P3"><text:span text:style-name="T10">import</text:span><text:span text:style-name="T1"> javax.servlet.http.HttpServletResponse;</text:span></text:p>
      <text:p text:style-name="P4"/>
      <text:p text:style-name="P26">/**</text:p>
      <text:p text:style-name="P3"><text:span text:style-name="T49"><text:s/>* </text:span><text:span text:style-name="T51">Servlet</text:span><text:span text:style-name="T49"> implementation class GetServlet1</text:span></text:p>
      <text:p text:style-name="P26"><text:s/>*/</text:p>
      <text:p text:style-name="P3"><text:span text:style-name="T53">@WebServlet</text:span><text:span text:style-name="T1">(</text:span><text:span text:style-name="T23">"/GetServlet1"</text:span><text:span text:style-name="T1">)</text:span></text:p>
      <text:p text:style-name="P3"><text:span text:style-name="T10">public</text:span><text:span text:style-name="T1"> </text:span><text:span text:style-name="T10">class</text:span><text:span text:style-name="T1"> GetServlet1 </text:span><text:span text:style-name="T10">extends</text:span><text:span text:style-name="T1"> HttpServlet {</text:span></text:p>
      <text:p text:style-name="P3"><text:span text:style-name="T1"><text:tab/></text:span><text:span text:style-name="T10">private</text:span><text:span text:style-name="T1"> </text:span><text:span text:style-name="T10">static</text:span><text:span text:style-name="T1"> </text:span><text:span text:style-name="T10">final</text:span><text:span text:style-name="T1"> </text:span><text:span text:style-name="T10">long</text:span><text:span text:style-name="T1"> </text:span><text:span text:style-name="T55">serialVersionUID</text:span><text:span text:style-name="T1"> = 1L;</text:span></text:p>
      <text:p text:style-name="P23"><text:s text:c="7"/></text:p>
      <text:p text:style-name="P3"><text:span text:style-name="T1"><text:s text:c="4"/></text:span><text:span text:style-name="T49">/**</text:span></text:p>
      <text:p text:style-name="P3"><text:span text:style-name="T49"><text:s text:c="5"/>* </text:span><text:span text:style-name="T21">@see</text:span><text:span text:style-name="T49"> HttpServlet#HttpServlet()</text:span></text:p>
      <text:p text:style-name="P26"><text:s text:c="5"/>*/</text:p>
      <text:p text:style-name="P3"><text:span text:style-name="T1"><text:s text:c="4"/></text:span><text:span text:style-name="T10">public</text:span><text:span text:style-name="T1"> GetServlet1() {</text:span></text:p>
      <text:p text:style-name="P3"><text:span text:style-name="T1"><text:s text:c="8"/></text:span><text:span text:style-name="T10">super</text:span><text:span text:style-name="T1">();</text:span></text:p>
      <text:p text:style-name="P3"><text:span text:style-name="T1"><text:s text:c="8"/></text:span><text:span text:style-name="T18">// </text:span><text:span text:style-name="T21">TODO</text:span><text:span text:style-name="T18"> Auto-generated constructor stub</text:span></text:p>
      <text:p text:style-name="P23"><text:s text:c="4"/>}</text:p>
      <text:p text:style-name="P4"/>
      <text:p text:style-name="P3"><text:span text:style-name="T1"><text:tab/></text:span><text:span text:style-name="T49">/**</text:span></text:p>
      <text:p text:style-name="P3"><text:span text:style-name="T49"><text:tab/> * </text:span><text:span text:style-name="T21">@see</text:span><text:span text:style-name="T49"> HttpServlet#doGet(HttpServletRequest request, HttpServletResponse response)</text:span></text:p>
      <text:p text:style-name="P26"><text:tab/> */</text:p>
      <text:p text:style-name="P3"><text:span text:style-name="T1"><text:tab/></text:span><text:span text:style-name="T10">protected</text:span><text:span text:style-name="T1"> </text:span><text:span text:style-name="T10">void</text:span><text:span text:style-name="T1"> doGet(HttpServletRequest </text:span><text:span text:style-name="T14">request</text:span><text:span text:style-name="T1">, HttpServletResponse </text:span><text:span text:style-name="T14">response</text:span><text:span text:style-name="T1">) </text:span><text:span text:style-name="T10">throws</text:span><text:span text:style-name="T1"> ServletException, IOException {</text:span></text:p>
      <text:p text:style-name="P3"><text:span text:style-name="T1"><text:tab/><text:tab/></text:span><text:span text:style-name="T18">// </text:span><text:span text:style-name="T21">TODO</text:span><text:span text:style-name="T18"> Auto-generated method stub</text:span></text:p>
      <text:p text:style-name="P3"><text:span text:style-name="T1"><text:tab/><text:tab/>PrintWriter </text:span><text:span text:style-name="T14">pw</text:span><text:span text:style-name="T1">=</text:span><text:span text:style-name="T14">response</text:span><text:span text:style-name="T1">.getWriter();</text:span></text:p>
      <text:p text:style-name="P23"><text:tab/><text:tab/></text:p>
      <text:p text:style-name="P3"><text:span text:style-name="T1"><text:tab/><text:tab/>String </text:span><text:span text:style-name="T14">s</text:span><text:span text:style-name="T1"> = </text:span><text:span text:style-name="T14">request</text:span><text:span text:style-name="T1">.getParameter(</text:span><text:span text:style-name="T23">"s"</text:span><text:span text:style-name="T1">);</text:span></text:p>
      <text:p text:style-name="P3"><text:span text:style-name="T1"><text:tab/><text:tab/></text:span><text:span text:style-name="T14">pw</text:span><text:span text:style-name="T1">.println(</text:span><text:span text:style-name="T23">"&lt;html&gt; &lt;body&gt;"</text:span><text:span text:style-name="T1">);</text:span></text:p>
      <text:p text:style-name="P3"><text:span text:style-name="T1"><text:tab/><text:tab/></text:span><text:span text:style-name="T14">pw</text:span><text:span text:style-name="T1">.println(</text:span><text:span text:style-name="T23">"&lt;center&gt; Cities &lt;/center&gt; &lt;br&gt; &lt;br&gt;"</text:span><text:span text:style-name="T1">);</text:span></text:p>
      <text:p text:style-name="P24"><text:tab/><text:tab/>{</text:p>
      <text:p text:style-name="P3"><text:span text:style-name="T1"><text:tab/><text:tab/><text:tab/></text:span><text:span text:style-name="T10">switch</text:span><text:span text:style-name="T1">(</text:span><text:span text:style-name="T14">s</text:span><text:span text:style-name="T1">)</text:span></text:p>
      <text:p text:style-name="P23"><text:tab/><text:tab/><text:tab/>{</text:p>
      <text:p text:style-name="P3"><text:span text:style-name="T1"><text:tab/><text:tab/><text:tab/></text:span><text:span text:style-name="T10">case</text:span><text:span text:style-name="T1"> </text:span><text:span text:style-name="T23">"1"</text:span><text:span text:style-name="T1">:</text:span></text:p>
      <text:p text:style-name="P3"><text:span text:style-name="T1"><text:tab/><text:tab/><text:tab/><text:tab/></text:span><text:span text:style-name="T14">pw</text:span><text:span text:style-name="T1">.println(</text:span><text:span text:style-name="T23">"&lt;center&gt; Chennai , Bengaluru , Cochin &lt;/center&gt;"</text:span><text:span text:style-name="T1">);</text:span></text:p>
      <text:p text:style-name="P3"><text:span text:style-name="T1"><text:tab/><text:tab/><text:tab/><text:tab/></text:span><text:span text:style-name="T10">break</text:span><text:span text:style-name="T1">;</text:span></text:p>
      <text:p text:style-name="P3"><text:span text:style-name="T1"><text:tab/><text:tab/><text:tab/></text:span><text:span text:style-name="T10">case</text:span><text:span text:style-name="T1"> </text:span><text:span text:style-name="T23">"2"</text:span><text:span text:style-name="T1">:</text:span></text:p>
      <text:p text:style-name="P3"><text:span text:style-name="T1"><text:tab/><text:tab/><text:tab/><text:tab/></text:span><text:span text:style-name="T14">pw</text:span><text:span text:style-name="T1">.println(</text:span><text:span text:style-name="T23">"&lt;center&gt; <text:s/>Atlanta , Chicago , Dallas ,Florida &lt;/center&gt;"</text:span><text:span text:style-name="T1">);</text:span></text:p>
      <text:p text:style-name="P3"><text:span text:style-name="T1"><text:tab/><text:tab/><text:tab/><text:tab/></text:span><text:span text:style-name="T10">break</text:span><text:span text:style-name="T1">;</text:span></text:p>
      <text:p text:style-name="P3"><text:span text:style-name="T1"><text:tab/><text:tab/><text:tab/></text:span><text:span text:style-name="T10">case</text:span><text:span text:style-name="T1"> </text:span><text:span text:style-name="T23">"3"</text:span><text:span text:style-name="T1">:</text:span></text:p>
      <text:p text:style-name="P3"><text:span text:style-name="T1"><text:tab/><text:tab/><text:tab/><text:tab/></text:span><text:span text:style-name="T14">pw</text:span><text:span text:style-name="T1">.println(</text:span><text:span text:style-name="T23">"&lt;center&gt; <text:s/>Sidney, canbara &lt;/center&gt;"</text:span><text:span text:style-name="T1">);</text:span></text:p>
      <text:p text:style-name="P3"><text:span text:style-name="T1"><text:tab/><text:tab/><text:tab/><text:tab/></text:span><text:span text:style-name="T10">break</text:span><text:span text:style-name="T1">;</text:span></text:p>
      <text:p text:style-name="P23"><text:tab/><text:tab/><text:tab/><text:tab/></text:p>
      <text:p text:style-name="P23"><text:tab/><text:tab/><text:tab/><text:tab/></text:p>
      <text:p text:style-name="P23"><text:tab/><text:tab/><text:tab/>}</text:p>
      <text:p text:style-name="P23"><text:tab/><text:tab/>}</text:p>
      <text:p text:style-name="P23"><text:tab/><text:tab/></text:p>
      <text:p text:style-name="P23"><text:tab/>}</text:p>
      <text:p text:style-name="P31">}</text:p>
      <text:p text:style-name="P21"><text:soft-page-break/><text:span text:style-name="T6">7.</text:span></text:p>
      <text:p text:style-name="P27">Create a WebApplication to accept Country Name using a DropDownList and Print the Cities from the given List using GetCityServlet.</text:p>
      <text:p text:style-name="P28"> </text:p>
      <text:p text:style-name="P28"> </text:p>
      <text:p text:style-name="P27">Country     Cities to be printed.. </text:p>
      <text:p text:style-name="P28"> </text:p>
      <text:p text:style-name="P27">India Chennai , Bengaluru , Cochin</text:p>
      <text:p text:style-name="P27">USA      Atlanta , Chicago , Dallas ,Florida</text:p>
      <text:p text:style-name="P27">Australia Sidny , Canbara</text:p>
      <text:p text:style-name="P28"> </text:p>
      <text:p text:style-name="P28"> </text:p>
      <text:p text:style-name="P27">The Cities to be displayed in a DrodDown List</text:p>
      <text:p text:style-name="P28"> </text:p>
      <text:p text:style-name="Standard"/>
      <text:p text:style-name="Standard"/>
      <text:p text:style-name="P21"><text:span text:style-name="T29">&lt;!</text:span><text:span text:style-name="T37">DOCTYPE</text:span><text:span text:style-name="T42"> </text:span><text:span text:style-name="T29">html&gt;</text:span></text:p>
      <text:p text:style-name="P3"><text:span text:style-name="T29">&lt;</text:span><text:span text:style-name="T37">html</text:span><text:span text:style-name="T29">&gt;</text:span></text:p>
      <text:p text:style-name="P3"><text:span text:style-name="T29">&lt;</text:span><text:span text:style-name="T37">head</text:span><text:span text:style-name="T29">&gt;</text:span></text:p>
      <text:p text:style-name="P3"><text:span text:style-name="T29">&lt;</text:span><text:span text:style-name="T37">meta</text:span><text:span text:style-name="T42"> </text:span><text:span text:style-name="T43">charset</text:span><text:span text:style-name="T1">=</text:span><text:span text:style-name="T25">"ISO-8859-1"</text:span><text:span text:style-name="T29">&gt;</text:span></text:p>
      <text:p text:style-name="P3"><text:span text:style-name="T29">&lt;</text:span><text:span text:style-name="T37">title</text:span><text:span text:style-name="T29">&gt;</text:span><text:span text:style-name="T1">Insert title here</text:span><text:span text:style-name="T29">&lt;/</text:span><text:span text:style-name="T37">title</text:span><text:span text:style-name="T29">&gt;</text:span></text:p>
      <text:p text:style-name="P3"><text:span text:style-name="T29">&lt;/</text:span><text:span text:style-name="T37">head</text:span><text:span text:style-name="T29">&gt;</text:span></text:p>
      <text:p text:style-name="P3"><text:span text:style-name="T29">&lt;</text:span><text:span text:style-name="T37">body</text:span><text:span text:style-name="T29">&gt;</text:span></text:p>
      <text:p text:style-name="P3"><text:span text:style-name="T33">&lt;</text:span><text:span text:style-name="T39">center</text:span><text:span text:style-name="T33">&gt;</text:span><text:span text:style-name="T7"> </text:span></text:p>
      <text:p text:style-name="P3"><text:span text:style-name="T33">&lt;</text:span><text:span text:style-name="T39">form</text:span><text:span text:style-name="T7"> </text:span><text:span text:style-name="T45">action</text:span><text:span text:style-name="T7"> =</text:span><text:span text:style-name="T27">"GetServlet1"</text:span><text:span text:style-name="T33">&gt;</text:span></text:p>
      <text:p text:style-name="P3"><text:span text:style-name="T7">Select Country </text:span><text:span text:style-name="T33">&lt;</text:span><text:span text:style-name="T39">select</text:span><text:span text:style-name="T7"> </text:span><text:span text:style-name="T45">name</text:span><text:span text:style-name="T7">= </text:span><text:span text:style-name="T27">"s"</text:span><text:span text:style-name="T33">&gt;</text:span></text:p>
      <text:p text:style-name="P3"><text:span text:style-name="T33">&lt;</text:span><text:span text:style-name="T39">option</text:span><text:span text:style-name="T7"> </text:span><text:span text:style-name="T45">value</text:span><text:span text:style-name="T7"> =</text:span><text:span text:style-name="T27">"1"</text:span><text:span text:style-name="T33">&gt;</text:span><text:span text:style-name="T7"> India </text:span><text:span text:style-name="T33">&lt;/</text:span><text:span text:style-name="T39">option</text:span><text:span text:style-name="T33">&gt;</text:span></text:p>
      <text:p text:style-name="P3"><text:span text:style-name="T33">&lt;</text:span><text:span text:style-name="T39">option</text:span><text:span text:style-name="T7"> </text:span><text:span text:style-name="T45">value</text:span><text:span text:style-name="T7"> =</text:span><text:span text:style-name="T27">"2"</text:span><text:span text:style-name="T33">&gt;</text:span><text:span text:style-name="T7"> USA </text:span><text:span text:style-name="T33">&lt;/</text:span><text:span text:style-name="T39">option</text:span><text:span text:style-name="T33">&gt;</text:span></text:p>
      <text:p text:style-name="P3"><text:span text:style-name="T33">&lt;</text:span><text:span text:style-name="T39">option</text:span><text:span text:style-name="T7"> </text:span><text:span text:style-name="T45">value</text:span><text:span text:style-name="T7"> =</text:span><text:span text:style-name="T27">"3"</text:span><text:span text:style-name="T33">&gt;</text:span><text:span text:style-name="T7"> Australia <text:s/></text:span><text:span text:style-name="T33">&lt;/</text:span><text:span text:style-name="T39">option</text:span><text:span text:style-name="T33">&gt;</text:span></text:p>
      <text:p text:style-name="P4"/>
      <text:p text:style-name="P3"><text:span text:style-name="T7"><text:s/></text:span></text:p>
      <text:p text:style-name="P3"><text:span text:style-name="T33">&lt;/</text:span><text:span text:style-name="T39">select</text:span><text:span text:style-name="T33">&gt;</text:span></text:p>
      <text:p text:style-name="P3"><text:span text:style-name="T33">&lt;</text:span><text:span text:style-name="T39">input</text:span><text:span text:style-name="T7"> </text:span><text:span text:style-name="T45">type</text:span><text:span text:style-name="T7">=</text:span><text:span text:style-name="T27">"submit"</text:span><text:span text:style-name="T7"> </text:span><text:span text:style-name="T45">value</text:span><text:span text:style-name="T7">=</text:span><text:span text:style-name="T27">"submit"</text:span><text:span text:style-name="T33">&gt;</text:span></text:p>
      <text:p text:style-name="P3"><text:span text:style-name="T33">&lt;/</text:span><text:span text:style-name="T39">form</text:span><text:span text:style-name="T33">&gt;</text:span></text:p>
      <text:p text:style-name="P3"><text:span text:style-name="T33">&lt;/</text:span><text:span text:style-name="T39">center</text:span><text:span text:style-name="T33">&gt;</text:span></text:p>
      <text:p text:style-name="P4"/>
      <text:p text:style-name="P3"><text:span text:style-name="T29">&lt;/</text:span><text:span text:style-name="T37">body</text:span><text:span text:style-name="T29">&gt;</text:span></text:p>
      <text:p text:style-name="P17"><text:span text:style-name="T35">&lt;/</text:span><text:span text:style-name="T41">html</text:span><text:span text:style-name="T35">&gt;</text:span></text:p>
      <text:p text:style-name="P17"/>
      <text:p text:style-name="P16">.................</text:p>
      <text:p text:style-name="P16"/>
      <text:p text:style-name="P16"><text:span text:style-name="T13">package</text:span> com.dsrc;</text:p>
      <text:p text:style-name="P4"/>
      <text:p text:style-name="P3"><text:span text:style-name="T10">import</text:span><text:span text:style-name="T1"> java.io.IOException;</text:span></text:p>
      <text:p text:style-name="P3"><text:span text:style-name="T10">import</text:span><text:span text:style-name="T1"> java.io.PrintWriter;</text:span></text:p>
      <text:p text:style-name="P4"/>
      <text:p text:style-name="P3"><text:span text:style-name="T10">import</text:span><text:span text:style-name="T1"> javax.servlet.ServletException;</text:span></text:p>
      <text:p text:style-name="P3"><text:span text:style-name="T10">import</text:span><text:span text:style-name="T1"> javax.servlet.annotation.WebServlet;</text:span></text:p>
      <text:p text:style-name="P3"><text:span text:style-name="T10">import</text:span><text:span text:style-name="T1"> javax.servlet.http.HttpServlet;</text:span></text:p>
      <text:p text:style-name="P3"><text:span text:style-name="T10">import</text:span><text:span text:style-name="T1"> javax.servlet.http.HttpServletRequest;</text:span></text:p>
      <text:p text:style-name="P3"><text:span text:style-name="T10">import</text:span><text:span text:style-name="T1"> javax.servlet.http.HttpServletResponse;</text:span></text:p>
      <text:p text:style-name="P4"/>
      <text:p text:style-name="P3"><text:span text:style-name="T49">/**</text:span></text:p>
      <text:p text:style-name="P3"><text:span text:style-name="T49"><text:s/>* </text:span><text:span text:style-name="T51">Servlet</text:span><text:span text:style-name="T49"> implementation class GetServlet1</text:span></text:p>
      <text:p text:style-name="P3"><text:span text:style-name="T49"><text:s/>*/</text:span></text:p>
      <text:p text:style-name="P3"><text:soft-page-break/><text:span text:style-name="T53">@WebServlet</text:span><text:span text:style-name="T1">(</text:span><text:span text:style-name="T23">"/GetServlet1"</text:span><text:span text:style-name="T1">)</text:span></text:p>
      <text:p text:style-name="P3"><text:span text:style-name="T10">public</text:span><text:span text:style-name="T1"> </text:span><text:span text:style-name="T10">class</text:span><text:span text:style-name="T1"> GetServlet1 </text:span><text:span text:style-name="T10">extends</text:span><text:span text:style-name="T1"> HttpServlet {</text:span></text:p>
      <text:p text:style-name="P3"><text:span text:style-name="T1"><text:tab/></text:span><text:span text:style-name="T10">private</text:span><text:span text:style-name="T1"> </text:span><text:span text:style-name="T10">static</text:span><text:span text:style-name="T1"> </text:span><text:span text:style-name="T10">final</text:span><text:span text:style-name="T1"> </text:span><text:span text:style-name="T10">long</text:span><text:span text:style-name="T1"> </text:span><text:span text:style-name="T55">serialVersionUID</text:span><text:span text:style-name="T1"> = 1L;</text:span></text:p>
      <text:p text:style-name="P3"><text:span text:style-name="T1"><text:s text:c="7"/></text:span></text:p>
      <text:p text:style-name="P3"><text:span text:style-name="T1"><text:s text:c="4"/></text:span><text:span text:style-name="T49">/**</text:span></text:p>
      <text:p text:style-name="P3"><text:span text:style-name="T49"><text:s text:c="5"/>* </text:span><text:span text:style-name="T21">@see</text:span><text:span text:style-name="T49"> HttpServlet#HttpServlet()</text:span></text:p>
      <text:p text:style-name="P3"><text:span text:style-name="T49"><text:s text:c="5"/>*/</text:span></text:p>
      <text:p text:style-name="P3"><text:span text:style-name="T1"><text:s text:c="4"/></text:span><text:span text:style-name="T10">public</text:span><text:span text:style-name="T1"> GetServlet1() {</text:span></text:p>
      <text:p text:style-name="P3"><text:span text:style-name="T1"><text:s text:c="8"/></text:span><text:span text:style-name="T10">super</text:span><text:span text:style-name="T1">();</text:span></text:p>
      <text:p text:style-name="P3"><text:span text:style-name="T1"><text:s text:c="8"/></text:span><text:span text:style-name="T18">// </text:span><text:span text:style-name="T21">TODO</text:span><text:span text:style-name="T18"> Auto-generated constructor stub</text:span></text:p>
      <text:p text:style-name="P3"><text:span text:style-name="T1"><text:s text:c="4"/>}</text:span></text:p>
      <text:p text:style-name="P4"/>
      <text:p text:style-name="P3"><text:span text:style-name="T1"><text:tab/></text:span><text:span text:style-name="T49">/**</text:span></text:p>
      <text:p text:style-name="P3"><text:span text:style-name="T49"><text:tab/> * </text:span><text:span text:style-name="T21">@see</text:span><text:span text:style-name="T49"> HttpServlet#doGet(HttpServletRequest request, HttpServletResponse response)</text:span></text:p>
      <text:p text:style-name="P3"><text:span text:style-name="T49"><text:tab/> */</text:span></text:p>
      <text:p text:style-name="P3"><text:span text:style-name="T1"><text:tab/></text:span><text:span text:style-name="T10">protected</text:span><text:span text:style-name="T1"> </text:span><text:span text:style-name="T10">void</text:span><text:span text:style-name="T1"> doGet(HttpServletRequest </text:span><text:span text:style-name="T14">request</text:span><text:span text:style-name="T1">, HttpServletResponse </text:span><text:span text:style-name="T14">response</text:span><text:span text:style-name="T1">) </text:span><text:span text:style-name="T10">throws</text:span><text:span text:style-name="T1"> ServletException, IOException {</text:span></text:p>
      <text:p text:style-name="P3"><text:span text:style-name="T1"><text:tab/><text:tab/></text:span><text:span text:style-name="T18">// </text:span><text:span text:style-name="T21">TODO</text:span><text:span text:style-name="T18"> Auto-generated method stub</text:span></text:p>
      <text:p text:style-name="P3"><text:span text:style-name="T1"><text:tab/><text:tab/>PrintWriter </text:span><text:span text:style-name="T14">pw</text:span><text:span text:style-name="T1">=</text:span><text:span text:style-name="T14">response</text:span><text:span text:style-name="T1">.getWriter();</text:span></text:p>
      <text:p text:style-name="P3"><text:span text:style-name="T1"><text:tab/><text:tab/>String </text:span><text:span text:style-name="T14">s</text:span><text:span text:style-name="T1">=</text:span><text:span text:style-name="T14">request</text:span><text:span text:style-name="T1">.getParameter(</text:span><text:span text:style-name="T23">"s"</text:span><text:span text:style-name="T1">);</text:span></text:p>
      <text:p text:style-name="P3"><text:span text:style-name="T1"><text:tab/><text:tab/></text:span><text:span text:style-name="T14">pw</text:span><text:span text:style-name="T1">.println(</text:span><text:span text:style-name="T23">"&lt;html&gt; &lt;body&gt; &lt;center&gt; Cities &lt;/center&gt; &lt;br&gt; &lt;br&gt;"</text:span><text:span text:style-name="T1">);</text:span></text:p>
      <text:p text:style-name="P3"><text:span text:style-name="T1"><text:tab/><text:tab/>{</text:span></text:p>
      <text:p text:style-name="P3"><text:span text:style-name="T1"><text:tab/><text:tab/><text:tab/></text:span><text:span text:style-name="T10">switch</text:span><text:span text:style-name="T1">(</text:span><text:span text:style-name="T14">s</text:span><text:span text:style-name="T1">)</text:span></text:p>
      <text:p text:style-name="P3"><text:span text:style-name="T1"><text:tab/><text:tab/><text:tab/>{</text:span></text:p>
      <text:p text:style-name="P3"><text:span text:style-name="T1"><text:tab/><text:tab/><text:tab/></text:span><text:span text:style-name="T10">case</text:span><text:span text:style-name="T1"> </text:span><text:span text:style-name="T23">"1"</text:span><text:span text:style-name="T1">:</text:span></text:p>
      <text:p text:style-name="P3"><text:span text:style-name="T1"><text:tab/><text:tab/><text:tab/><text:tab/></text:span><text:span text:style-name="T14">pw</text:span><text:span text:style-name="T1">.println(</text:span><text:span text:style-name="T23">" &lt;center&gt; &lt;select&gt; &lt;option&gt; Chennai &lt;/option&gt; &lt;option&gt; Bengaluru &lt;/option&gt; &lt;option&gt; Cochin &lt;/option&gt; &lt;/select&gt; &lt;/center&gt;"</text:span><text:span text:style-name="T1">);</text:span></text:p>
      <text:p text:style-name="P3"><text:span text:style-name="T1"><text:tab/><text:tab/><text:tab/><text:tab/></text:span><text:span text:style-name="T10">break</text:span><text:span text:style-name="T1">;</text:span></text:p>
      <text:p text:style-name="P3"><text:span text:style-name="T1"><text:tab/><text:tab/><text:tab/></text:span><text:span text:style-name="T10">case</text:span><text:span text:style-name="T1"> </text:span><text:span text:style-name="T23">"2"</text:span><text:span text:style-name="T1">:</text:span></text:p>
      <text:p text:style-name="P3"><text:span text:style-name="T1"><text:tab/><text:tab/><text:tab/><text:tab/></text:span><text:span text:style-name="T14">pw</text:span><text:span text:style-name="T1">.println(</text:span><text:span text:style-name="T23">" &lt;center&gt; &lt;select&gt; &lt;option&gt; atlanta &lt;/option&gt; &lt;option&gt; chicago &lt;/option&gt; &lt;option&gt; dallas &lt;/option&gt; &lt;option&gt; florida&lt;/option&gt; &lt;/select&gt; &lt;/center&gt;"</text:span><text:span text:style-name="T1">);</text:span></text:p>
      <text:p text:style-name="P3"><text:span text:style-name="T1"><text:tab/><text:tab/><text:tab/><text:tab/></text:span><text:span text:style-name="T10">break</text:span><text:span text:style-name="T1">;</text:span></text:p>
      <text:p text:style-name="P3"><text:span text:style-name="T1"><text:tab/><text:tab/><text:tab/></text:span><text:span text:style-name="T10">case</text:span><text:span text:style-name="T1"> </text:span><text:span text:style-name="T23">"3"</text:span><text:span text:style-name="T1">:</text:span></text:p>
      <text:p text:style-name="P3"><text:span text:style-name="T1"><text:tab/><text:tab/><text:tab/><text:tab/></text:span><text:span text:style-name="T14">pw</text:span><text:span text:style-name="T1">.println(</text:span><text:span text:style-name="T23">" &lt;center&gt; &lt;select&gt; &lt;option&gt; sidney &lt;/option&gt; &lt;option&gt; canbara &lt;/option&gt; <text:s/>&lt;/select&gt; &lt;/center&gt;"</text:span><text:span text:style-name="T1">);</text:span></text:p>
      <text:p text:style-name="P3"><text:span text:style-name="T1"><text:tab/><text:tab/><text:tab/><text:tab/></text:span><text:span text:style-name="T10">break</text:span><text:span text:style-name="T1">;</text:span></text:p>
      <text:p text:style-name="P3"><text:span text:style-name="T1"><text:tab/><text:tab/><text:tab/>}</text:span></text:p>
      <text:p text:style-name="P3"><text:span text:style-name="T1"><text:tab/><text:tab/>}</text:span></text:p>
      <text:p text:style-name="P3"><text:span text:style-name="T1"><text:tab/>}</text:span></text:p>
      <text:p text:style-name="P32">}</text:p>
      <text:p text:style-name="P18">8.</text:p>
      <text:p text:style-name="P22">Create a WebApplication to accept Country Name using a DropDownList and print the Cities from the given List using the Servlet named</text:p>
      <text:p text:style-name="P27">GetCityServlet.</text:p>
      <text:p text:style-name="P28"> </text:p>
      <text:p text:style-name="P27">Country     Cities to be printed.. </text:p>
      <text:p text:style-name="P28"> </text:p>
      <text:p text:style-name="P27">India Chennai , Bengaluru , Cochin</text:p>
      <text:p text:style-name="P27">USA      Atlanta , Chicago , Dallas ,Florida</text:p>
      <text:p text:style-name="P27">Australia Sidny , Canbara</text:p>
      <text:p text:style-name="P28"> </text:p>
      <text:p text:style-name="P28"> </text:p>
      <text:p text:style-name="P27">The Cities to be displayed in a DrodDown List</text:p>
      <text:p text:style-name="P28"> </text:p>
      <text:p text:style-name="P27"><text:soft-page-break/>Add a submit button and when clicks it.. go to another Servlet named Displayservlet and display Country and City selected.</text:p>
      <text:p text:style-name="P28"> </text:p>
      <text:p text:style-name="P28"> </text:p>
      <text:p text:style-name="P18"/>
      <text:p text:style-name="P33"/>
      <text:p text:style-name="P19">9.</text:p>
      <text:p text:style-name="P19"><text:span text:style-name="T35">&lt;!</text:span><text:span text:style-name="T41">DOCTYPE</text:span> <text:span text:style-name="T35">html&gt;</text:span></text:p>
      <text:p text:style-name="P3"><text:span text:style-name="T29">&lt;</text:span><text:span text:style-name="T37">html</text:span><text:span text:style-name="T29">&gt;</text:span></text:p>
      <text:p text:style-name="P3"><text:span text:style-name="T29">&lt;</text:span><text:span text:style-name="T37">head</text:span><text:span text:style-name="T29">&gt;</text:span></text:p>
      <text:p text:style-name="P3"><text:span text:style-name="T29">&lt;</text:span><text:span text:style-name="T37">meta</text:span><text:span text:style-name="T42"> </text:span><text:span text:style-name="T43">charset</text:span><text:span text:style-name="T1">=</text:span><text:span text:style-name="T25">"ISO-8859-1"</text:span><text:span text:style-name="T29">&gt;</text:span></text:p>
      <text:p text:style-name="P3"><text:span text:style-name="T29">&lt;</text:span><text:span text:style-name="T37">title</text:span><text:span text:style-name="T29">&gt;</text:span><text:span text:style-name="T1">Insert title here</text:span><text:span text:style-name="T29">&lt;/</text:span><text:span text:style-name="T37">title</text:span><text:span text:style-name="T29">&gt;</text:span></text:p>
      <text:p text:style-name="P3"><text:span text:style-name="T29">&lt;/</text:span><text:span text:style-name="T37">head</text:span><text:span text:style-name="T29">&gt;</text:span></text:p>
      <text:p text:style-name="P3"><text:span text:style-name="T29">&lt;</text:span><text:span text:style-name="T37">body</text:span><text:span text:style-name="T29">&gt;</text:span></text:p>
      <text:p text:style-name="P3"><text:span text:style-name="T33">&lt;</text:span><text:span text:style-name="T39">center</text:span><text:span text:style-name="T33">&gt;</text:span></text:p>
      <text:p text:style-name="P3"><text:span text:style-name="T33">&lt;</text:span><text:span text:style-name="T39">font</text:span><text:span text:style-name="T7"> </text:span><text:span text:style-name="T45">size</text:span><text:span text:style-name="T7">=</text:span><text:span text:style-name="T27">"12"</text:span><text:span text:style-name="T7"> </text:span><text:span text:style-name="T45">font</text:span><text:span text:style-name="T7"> </text:span><text:span text:style-name="T45">color</text:span><text:span text:style-name="T7"> =</text:span><text:span text:style-name="T27">"red"</text:span><text:span text:style-name="T33">&gt;</text:span><text:span text:style-name="T7"> <text:s/>Registration Failed..Blank Values.. <text:s/></text:span><text:span text:style-name="T33">&lt;/</text:span><text:span text:style-name="T39">font</text:span><text:span text:style-name="T33">&gt;</text:span></text:p>
      <text:p text:style-name="P3"><text:span text:style-name="T33">&lt;/</text:span><text:span text:style-name="T39">center</text:span><text:span text:style-name="T33">&gt;</text:span></text:p>
      <text:p text:style-name="P3"><text:span text:style-name="T29">&lt;/</text:span><text:span text:style-name="T37">body</text:span><text:span text:style-name="T29">&gt;</text:span></text:p>
      <text:p text:style-name="P19"><text:span text:style-name="T35">&lt;/</text:span><text:span text:style-name="T41">html</text:span><text:span text:style-name="T35">&gt;</text:span></text:p>
      <text:p text:style-name="P19"><text:span text:style-name="T35"/></text:p>
      <text:p text:style-name="P19"><text:span text:style-name="T35">......................</text:span></text:p>
      <text:p text:style-name="P19"><text:span text:style-name="T35"/></text:p>
      <text:p text:style-name="P19"><text:span text:style-name="T35"/></text:p>
      <text:p text:style-name="P19"><text:span text:style-name="T35">&lt;!</text:span><text:span text:style-name="T41">DOCTYPE</text:span> <text:span text:style-name="T35">html&gt;</text:span></text:p>
      <text:p text:style-name="P3"><text:span text:style-name="T29">&lt;</text:span><text:span text:style-name="T37">html</text:span><text:span text:style-name="T29">&gt;</text:span></text:p>
      <text:p text:style-name="P3"><text:span text:style-name="T29">&lt;</text:span><text:span text:style-name="T37">head</text:span><text:span text:style-name="T29">&gt;</text:span></text:p>
      <text:p text:style-name="P3"><text:span text:style-name="T29">&lt;</text:span><text:span text:style-name="T37">meta</text:span><text:span text:style-name="T42"> </text:span><text:span text:style-name="T43">charset</text:span><text:span text:style-name="T1">=</text:span><text:span text:style-name="T25">"ISO-8859-1"</text:span><text:span text:style-name="T29">&gt;</text:span></text:p>
      <text:p text:style-name="P3"><text:span text:style-name="T29">&lt;</text:span><text:span text:style-name="T37">title</text:span><text:span text:style-name="T29">&gt;</text:span><text:span text:style-name="T1">Insert title here</text:span><text:span text:style-name="T29">&lt;/</text:span><text:span text:style-name="T37">title</text:span><text:span text:style-name="T29">&gt;</text:span></text:p>
      <text:p text:style-name="P3"><text:span text:style-name="T29">&lt;/</text:span><text:span text:style-name="T37">head</text:span><text:span text:style-name="T29">&gt;</text:span></text:p>
      <text:p text:style-name="P3"><text:span text:style-name="T29">&lt;</text:span><text:span text:style-name="T37">body</text:span><text:span text:style-name="T29">&gt;</text:span></text:p>
      <text:p text:style-name="P3"><text:span text:style-name="T29">&lt;</text:span><text:span text:style-name="T37">p</text:span><text:span text:style-name="T42"> </text:span><text:span text:style-name="T45">text</text:span><text:span text:style-name="T42"> </text:span><text:span text:style-name="T43">align</text:span><text:span text:style-name="T42"> </text:span><text:span text:style-name="T1">=</text:span><text:span text:style-name="T25">"center"</text:span><text:span text:style-name="T42"> </text:span><text:span text:style-name="T45">font</text:span><text:span text:style-name="T42"> </text:span><text:span text:style-name="T45">size</text:span><text:span text:style-name="T1">=</text:span><text:span text:style-name="T25">40</text:span><text:span text:style-name="T42"> </text:span><text:span text:style-name="T29">&gt;</text:span><text:span text:style-name="T1"> </text:span><text:span text:style-name="T29">&lt;</text:span><text:span text:style-name="T37">b</text:span><text:span text:style-name="T29">&gt;</text:span><text:span text:style-name="T1"> Success</text:span><text:span text:style-name="T29">&lt;/</text:span><text:span text:style-name="T37">b</text:span><text:span text:style-name="T29">&gt;</text:span><text:span text:style-name="T1"> </text:span><text:span text:style-name="T29">&lt;/</text:span><text:span text:style-name="T37">p</text:span><text:span text:style-name="T29">&gt;</text:span></text:p>
      <text:p text:style-name="P3"><text:span text:style-name="T29">&lt;</text:span><text:span text:style-name="T37">br</text:span><text:span text:style-name="T29">&gt;</text:span><text:span text:style-name="T1"> </text:span><text:span text:style-name="T29">&lt;</text:span><text:span text:style-name="T37">br</text:span><text:span text:style-name="T29">&gt;</text:span><text:span text:style-name="T1"> </text:span></text:p>
      <text:p text:style-name="P3"><text:span text:style-name="T29">&lt;</text:span><text:span text:style-name="T37">p</text:span><text:span text:style-name="T29">&gt;</text:span><text:span text:style-name="T1"> Welcome User, you are IN</text:span><text:span text:style-name="T29">&lt;/</text:span><text:span text:style-name="T37">p</text:span><text:span text:style-name="T29">&gt;</text:span></text:p>
      <text:p text:style-name="P3"><text:span text:style-name="T29">&lt;/</text:span><text:span text:style-name="T37">body</text:span><text:span text:style-name="T29">&gt;</text:span></text:p>
      <text:p text:style-name="P19"><text:span text:style-name="T35">&lt;/</text:span><text:span text:style-name="T41">html</text:span><text:span text:style-name="T35">&gt;</text:span></text:p>
      <text:p text:style-name="P19"><text:span text:style-name="T35">..........</text:span></text:p>
      <text:p text:style-name="P19"><text:span text:style-name="T35"/></text:p>
      <text:p text:style-name="P19"><text:span text:style-name="T35">&lt;!</text:span><text:span text:style-name="T41">DOCTYPE</text:span> <text:span text:style-name="T35">html&gt;</text:span></text:p>
      <text:p text:style-name="P3"><text:span text:style-name="T29">&lt;</text:span><text:span text:style-name="T37">html</text:span><text:span text:style-name="T29">&gt;</text:span></text:p>
      <text:p text:style-name="P3"><text:span text:style-name="T29">&lt;</text:span><text:span text:style-name="T37">head</text:span><text:span text:style-name="T29">&gt;</text:span></text:p>
      <text:p text:style-name="P3"><text:span text:style-name="T29">&lt;</text:span><text:span text:style-name="T37">meta</text:span><text:span text:style-name="T42"> </text:span><text:span text:style-name="T43">charset</text:span><text:span text:style-name="T1">=</text:span><text:span text:style-name="T25">"ISO-8859-1"</text:span><text:span text:style-name="T29">&gt;</text:span></text:p>
      <text:p text:style-name="P3"><text:span text:style-name="T29">&lt;</text:span><text:span text:style-name="T37">title</text:span><text:span text:style-name="T29">&gt;</text:span><text:span text:style-name="T1">Insert title here</text:span><text:span text:style-name="T29">&lt;/</text:span><text:span text:style-name="T37">title</text:span><text:span text:style-name="T29">&gt;</text:span></text:p>
      <text:p text:style-name="P3"><text:span text:style-name="T29">&lt;/</text:span><text:span text:style-name="T37">head</text:span><text:span text:style-name="T29">&gt;</text:span></text:p>
      <text:p text:style-name="P3"><text:span text:style-name="T29">&lt;</text:span><text:span text:style-name="T37">body</text:span><text:span text:style-name="T29">&gt;</text:span><text:span text:style-name="T1"> </text:span><text:span text:style-name="T33">&lt;</text:span><text:span text:style-name="T39">center</text:span><text:span text:style-name="T33">&gt;</text:span></text:p>
      <text:p text:style-name="P3"><text:span text:style-name="T33">&lt;</text:span><text:span text:style-name="T39">form</text:span><text:span text:style-name="T7"> </text:span><text:span text:style-name="T45">action</text:span><text:span text:style-name="T7"> =</text:span><text:span text:style-name="T27">"RegistrationServlet"</text:span><text:span text:style-name="T33">&gt;</text:span></text:p>
      <text:p text:style-name="P3"><text:span text:style-name="T33">&lt;</text:span><text:span text:style-name="T39">p</text:span><text:span text:style-name="T7"> </text:span><text:span text:style-name="T45">font</text:span><text:span text:style-name="T7"> </text:span><text:span text:style-name="T45">size</text:span><text:span text:style-name="T7">=</text:span><text:span text:style-name="T27">40</text:span><text:span text:style-name="T7"> </text:span><text:span text:style-name="T33">&gt;</text:span><text:span text:style-name="T7"> </text:span><text:span text:style-name="T33">&lt;</text:span><text:span text:style-name="T39">b</text:span><text:span text:style-name="T33">&gt;</text:span><text:span text:style-name="T7"> Registration </text:span><text:span text:style-name="T33">&lt;/</text:span><text:span text:style-name="T39">b</text:span><text:span text:style-name="T33">&gt;&lt;/</text:span><text:span text:style-name="T39">p</text:span><text:span text:style-name="T33">&gt;</text:span></text:p>
      <text:p text:style-name="P4"/>
      <text:p text:style-name="P4"/>
      <text:p text:style-name="P3"><text:span text:style-name="T33">&lt;</text:span><text:span text:style-name="T39">table</text:span><text:span text:style-name="T33">&gt;</text:span></text:p>
      <text:p text:style-name="P3"><text:span text:style-name="T33">&lt;</text:span><text:span text:style-name="T39">tr</text:span><text:span text:style-name="T33">&gt;</text:span><text:span text:style-name="T7"> </text:span><text:span text:style-name="T33">&lt;</text:span><text:span text:style-name="T39">td</text:span><text:span text:style-name="T33">&gt;</text:span><text:span text:style-name="T7"> Login Name </text:span><text:span text:style-name="T33">&lt;/</text:span><text:span text:style-name="T39">td</text:span><text:span text:style-name="T33">&gt;</text:span><text:span text:style-name="T7"> </text:span><text:span text:style-name="T33">&lt;</text:span><text:span text:style-name="T39">td</text:span><text:span text:style-name="T33">&gt;</text:span><text:span text:style-name="T7"> </text:span><text:span text:style-name="T33">&lt;</text:span><text:span text:style-name="T39">input</text:span><text:span text:style-name="T7"> </text:span><text:span text:style-name="T45">type</text:span><text:span text:style-name="T7">=</text:span><text:span text:style-name="T27">"text"</text:span><text:span text:style-name="T7"> </text:span><text:span text:style-name="T45">name</text:span><text:span text:style-name="T7"> =</text:span><text:span text:style-name="T27">"name"</text:span><text:span text:style-name="T33">&gt;</text:span><text:span text:style-name="T7"> </text:span><text:span text:style-name="T33">&lt;/</text:span><text:span text:style-name="T39">td</text:span><text:span text:style-name="T33">&gt;</text:span></text:p>
      <text:p text:style-name="P3"><text:span text:style-name="T33">&lt;</text:span><text:span text:style-name="T39">tr</text:span><text:span text:style-name="T33">&gt;</text:span><text:span text:style-name="T7"> </text:span><text:span text:style-name="T33">&lt;</text:span><text:span text:style-name="T39">td</text:span><text:span text:style-name="T33">&gt;</text:span><text:span text:style-name="T7">Password </text:span><text:span text:style-name="T33">&lt;/</text:span><text:span text:style-name="T39">td</text:span><text:span text:style-name="T33">&gt;</text:span><text:span text:style-name="T7"> </text:span><text:span text:style-name="T33">&lt;</text:span><text:span text:style-name="T39">td</text:span><text:span text:style-name="T33">&gt;</text:span><text:span text:style-name="T7"> <text:s/></text:span><text:span text:style-name="T33">&lt;</text:span><text:span text:style-name="T39">input</text:span><text:span text:style-name="T7"> </text:span><text:span text:style-name="T45">type</text:span><text:span text:style-name="T7">=</text:span><text:span text:style-name="T27">"password"</text:span><text:span text:style-name="T7"> </text:span><text:span text:style-name="T45">name</text:span><text:span text:style-name="T7"> =</text:span><text:span text:style-name="T27">"pass"</text:span><text:span text:style-name="T33">&gt;</text:span></text:p>
      <text:p text:style-name="P3"><text:span text:style-name="T33">&lt;</text:span><text:span text:style-name="T39">tr</text:span><text:span text:style-name="T33">&gt;</text:span><text:span text:style-name="T7"> </text:span><text:span text:style-name="T33">&lt;</text:span><text:span text:style-name="T39">td</text:span><text:span text:style-name="T33">&gt;</text:span><text:span text:style-name="T7">Age</text:span><text:span text:style-name="T33">&lt;/</text:span><text:span text:style-name="T39">td</text:span><text:span text:style-name="T33">&gt;</text:span><text:span text:style-name="T7"> </text:span><text:span text:style-name="T33">&lt;</text:span><text:span text:style-name="T39">td</text:span><text:span text:style-name="T33">&gt;</text:span><text:span text:style-name="T7"> <text:s/></text:span><text:span text:style-name="T33">&lt;</text:span><text:span text:style-name="T39">input</text:span><text:span text:style-name="T7"> </text:span><text:span text:style-name="T45">type</text:span><text:span text:style-name="T7"> =</text:span><text:span text:style-name="T27">"number"</text:span><text:span text:style-name="T7"> </text:span><text:span text:style-name="T45">name</text:span><text:span text:style-name="T7"> =</text:span><text:span text:style-name="T27">"num"</text:span><text:span text:style-name="T33">&gt;</text:span></text:p>
      <text:p text:style-name="P3"><text:span text:style-name="T33">&lt;</text:span><text:span text:style-name="T39">tr</text:span><text:span text:style-name="T33">&gt;</text:span><text:span text:style-name="T7"> </text:span><text:span text:style-name="T33">&lt;</text:span><text:span text:style-name="T39">td</text:span><text:span text:style-name="T33">&gt;</text:span><text:span text:style-name="T7">Gender</text:span><text:span text:style-name="T33">&lt;/</text:span><text:span text:style-name="T39">td</text:span><text:span text:style-name="T33">&gt;</text:span><text:span text:style-name="T7"> </text:span><text:span text:style-name="T33">&lt;</text:span><text:span text:style-name="T39">td</text:span><text:span text:style-name="T33">&gt;</text:span><text:span text:style-name="T7"> <text:s/></text:span><text:span text:style-name="T33">&lt;</text:span><text:span text:style-name="T39">input</text:span><text:span text:style-name="T7"> </text:span><text:span text:style-name="T45">type</text:span><text:span text:style-name="T7"> =</text:span><text:span text:style-name="T27">"radio"</text:span><text:span text:style-name="T7"> </text:span><text:span text:style-name="T45">value</text:span><text:span text:style-name="T7">=</text:span><text:span text:style-name="T27">"r1"</text:span><text:span text:style-name="T7"> </text:span><text:span text:style-name="T33">&gt;</text:span><text:span text:style-name="T7"> M </text:span></text:p>
      <text:p text:style-name="P3"><text:span text:style-name="T7"><text:tab/><text:tab/><text:tab/><text:tab/><text:tab/><text:tab/> <text:s/></text:span><text:span text:style-name="T33">&lt;</text:span><text:span text:style-name="T39">input</text:span><text:span text:style-name="T7"> </text:span><text:span text:style-name="T45">type</text:span><text:span text:style-name="T7"> = </text:span><text:span text:style-name="T27">"radio"</text:span><text:span text:style-name="T7"> </text:span><text:span text:style-name="T45">value</text:span><text:span text:style-name="T7"> =</text:span><text:span text:style-name="T27">"r1"</text:span><text:span text:style-name="T7"> </text:span><text:span text:style-name="T33">&gt;</text:span><text:span text:style-name="T7">F </text:span><text:span text:style-name="T33">&lt;/</text:span><text:span text:style-name="T39">td</text:span><text:span text:style-name="T33">&gt;</text:span></text:p>
      <text:p text:style-name="P4"/>
      <text:p text:style-name="P3"><text:span text:style-name="T33">&lt;</text:span><text:span text:style-name="T39">tr</text:span><text:span text:style-name="T33">&gt;</text:span><text:span text:style-name="T7"> </text:span><text:span text:style-name="T33">&lt;</text:span><text:span text:style-name="T39">td</text:span><text:span text:style-name="T33">&gt;</text:span><text:span text:style-name="T7"> Select Country </text:span><text:span text:style-name="T33">&lt;/</text:span><text:span text:style-name="T39">td</text:span><text:span text:style-name="T33">&gt;</text:span><text:span text:style-name="T7"> </text:span><text:span text:style-name="T33">&lt;</text:span><text:span text:style-name="T39">td</text:span><text:span text:style-name="T33">&gt;</text:span><text:span text:style-name="T7"> </text:span><text:span text:style-name="T33">&lt;</text:span><text:span text:style-name="T39">select</text:span><text:span text:style-name="T7"> </text:span><text:span text:style-name="T45">name</text:span><text:span text:style-name="T7"> =</text:span><text:span text:style-name="T27">"s"</text:span><text:span text:style-name="T33">&gt;</text:span><text:span text:style-name="T7"> </text:span><text:span text:style-name="T33">&lt;</text:span><text:span text:style-name="T39">option</text:span><text:span text:style-name="T7"> </text:span><text:span text:style-name="T45">value</text:span><text:span text:style-name="T7"> =</text:span><text:span text:style-name="T27">"val"</text:span><text:span text:style-name="T33">&gt;</text:span><text:span text:style-name="T7"> India </text:span><text:span text:style-name="T33">&lt;/</text:span><text:span text:style-name="T39">option</text:span><text:span text:style-name="T33">&gt;</text:span></text:p>
      <text:p text:style-name="P3"><text:soft-page-break/><text:span text:style-name="T7"><text:tab/><text:tab/><text:tab/><text:tab/><text:tab/></text:span><text:span text:style-name="T33">&lt;</text:span><text:span text:style-name="T39">option</text:span><text:span text:style-name="T7"> </text:span><text:span text:style-name="T45">value</text:span><text:span text:style-name="T7"> =</text:span><text:span text:style-name="T27">"val1"</text:span><text:span text:style-name="T33">&gt;</text:span><text:span text:style-name="T7"> china </text:span><text:span text:style-name="T33">&lt;/</text:span><text:span text:style-name="T39">option</text:span><text:span text:style-name="T33">&gt;</text:span><text:span text:style-name="T7"> </text:span><text:span text:style-name="T33">&lt;/</text:span><text:span text:style-name="T39">td</text:span><text:span text:style-name="T33">&gt;&lt;/</text:span><text:span text:style-name="T39">select</text:span><text:span text:style-name="T33">&gt;</text:span><text:span text:style-name="T7"><text:tab/></text:span></text:p>
      <text:p text:style-name="P3"><text:span text:style-name="T7"><text:tab/><text:tab/><text:tab/><text:tab/><text:tab/></text:span></text:p>
      <text:p text:style-name="P3"><text:span text:style-name="T33">&lt;</text:span><text:span text:style-name="T39">tr</text:span><text:span text:style-name="T33">&gt;</text:span><text:span text:style-name="T7"> </text:span><text:span text:style-name="T33">&lt;</text:span><text:span text:style-name="T39">td</text:span><text:span text:style-name="T33">&gt;</text:span><text:span text:style-name="T7"> Address</text:span><text:span text:style-name="T33">&lt;/</text:span><text:span text:style-name="T39">td</text:span><text:span text:style-name="T33">&gt;</text:span><text:span text:style-name="T7"> </text:span><text:span text:style-name="T33">&lt;</text:span><text:span text:style-name="T39">td</text:span><text:span text:style-name="T33">&gt;</text:span><text:span text:style-name="T7"> </text:span><text:span text:style-name="T33">&lt;</text:span><text:span text:style-name="T39">textarea</text:span><text:span text:style-name="T7"> </text:span><text:span text:style-name="T45">name</text:span><text:span text:style-name="T7">=</text:span><text:span text:style-name="T27">"address"</text:span><text:span text:style-name="T7"> </text:span><text:span text:style-name="T45">rows</text:span><text:span text:style-name="T7">=</text:span><text:span text:style-name="T27">"4"</text:span><text:span text:style-name="T7"> </text:span><text:span text:style-name="T45">cols</text:span><text:span text:style-name="T7">=</text:span><text:span text:style-name="T27">"15"</text:span><text:span text:style-name="T33">&gt;</text:span><text:span text:style-name="T7"> </text:span><text:span text:style-name="T33">&lt;/</text:span><text:span text:style-name="T39">textarea</text:span><text:span text:style-name="T33">&gt;</text:span><text:span text:style-name="T7"><text:tab/></text:span><text:span text:style-name="T33">&lt;/</text:span><text:span text:style-name="T39">td</text:span><text:span text:style-name="T33">&gt;</text:span></text:p>
      <text:p text:style-name="P3"><text:span text:style-name="T33">&lt;</text:span><text:span text:style-name="T39">tr</text:span><text:span text:style-name="T33">&gt;</text:span><text:span text:style-name="T7"> </text:span><text:span text:style-name="T33">&lt;</text:span><text:span text:style-name="T39">td</text:span><text:span text:style-name="T33">&gt;</text:span><text:span text:style-name="T7">Email</text:span><text:span text:style-name="T33">&lt;/</text:span><text:span text:style-name="T39">td</text:span><text:span text:style-name="T33">&gt;</text:span><text:span text:style-name="T7"> </text:span><text:span text:style-name="T33">&lt;</text:span><text:span text:style-name="T39">td</text:span><text:span text:style-name="T33">&gt;</text:span><text:span text:style-name="T7"> </text:span><text:span text:style-name="T33">&lt;</text:span><text:span text:style-name="T39">input</text:span><text:span text:style-name="T7"> </text:span><text:span text:style-name="T45">type</text:span><text:span text:style-name="T7">=</text:span><text:span text:style-name="T27">"text"</text:span><text:span text:style-name="T7"> </text:span><text:span text:style-name="T45">name</text:span><text:span text:style-name="T7"> =</text:span><text:span text:style-name="T27">"name1"</text:span><text:span text:style-name="T33">&gt;</text:span><text:span text:style-name="T7"> </text:span><text:span text:style-name="T33">&lt;/</text:span><text:span text:style-name="T39">td</text:span><text:span text:style-name="T33">&gt;</text:span></text:p>
      <text:p text:style-name="P3"><text:span text:style-name="T33">&lt;</text:span><text:span text:style-name="T39">tr</text:span><text:span text:style-name="T33">&gt;</text:span><text:span text:style-name="T7"> </text:span><text:span text:style-name="T33">&lt;</text:span><text:span text:style-name="T39">td</text:span><text:span text:style-name="T33">&gt;</text:span><text:span text:style-name="T7"> </text:span><text:span text:style-name="T33">&lt;/</text:span><text:span text:style-name="T39">td</text:span><text:span text:style-name="T33">&gt;</text:span><text:span text:style-name="T7"> </text:span><text:span text:style-name="T33">&lt;</text:span><text:span text:style-name="T39">td</text:span><text:span text:style-name="T7"> </text:span><text:span text:style-name="T45">text</text:span><text:span text:style-name="T7"> </text:span><text:span text:style-name="T45">align</text:span><text:span text:style-name="T7">=</text:span><text:span text:style-name="T27">"right"</text:span><text:span text:style-name="T33">&gt;</text:span><text:span text:style-name="T7"> </text:span><text:span text:style-name="T33">&lt;</text:span><text:span text:style-name="T39">input</text:span><text:span text:style-name="T7"> </text:span><text:span text:style-name="T45">type</text:span><text:span text:style-name="T7"> =</text:span><text:span text:style-name="T27">"submit"</text:span><text:span text:style-name="T7"> </text:span><text:span text:style-name="T45">value</text:span><text:span text:style-name="T7"> =</text:span><text:span text:style-name="T27">"submit"</text:span><text:span text:style-name="T33">&gt;</text:span><text:span text:style-name="T7"><text:tab/><text:tab/><text:tab/><text:tab/><text:tab/><text:tab/> <text:s/></text:span></text:p>
      <text:p text:style-name="P3"><text:span text:style-name="T7"><text:tab/><text:tab/><text:tab/><text:tab/><text:tab/><text:tab/> </text:span></text:p>
      <text:p text:style-name="P4"/>
      <text:p text:style-name="P4"/>
      <text:p text:style-name="P3"><text:span text:style-name="T33">&lt;/</text:span><text:span text:style-name="T39">table</text:span><text:span text:style-name="T33">&gt;</text:span></text:p>
      <text:p text:style-name="P3"><text:span text:style-name="T33">&lt;/</text:span><text:span text:style-name="T39">form</text:span><text:span text:style-name="T33">&gt;</text:span></text:p>
      <text:p text:style-name="P3"><text:span text:style-name="T33">&lt;/</text:span><text:span text:style-name="T39">center</text:span><text:span text:style-name="T33">&gt;</text:span></text:p>
      <text:p text:style-name="P3"><text:span text:style-name="T29">&lt;/</text:span><text:span text:style-name="T37">body</text:span><text:span text:style-name="T29">&gt;</text:span></text:p>
      <text:p text:style-name="P19"><text:span text:style-name="T35">&lt;/</text:span><text:span text:style-name="T41">html</text:span><text:span text:style-name="T35">&gt;</text:span></text:p>
      <text:p text:style-name="P19"><text:span text:style-name="T35">....</text:span></text:p>
      <text:p text:style-name="P19"><text:span text:style-name="T35"/></text:p>
      <text:p text:style-name="P19"><text:span text:style-name="T13">package</text:span> com.dsrc;</text:p>
      <text:p text:style-name="P4"/>
      <text:p text:style-name="P3"><text:span text:style-name="T10">import</text:span><text:span text:style-name="T1"> java.io.IOException;</text:span></text:p>
      <text:p text:style-name="P3"><text:span text:style-name="T10">import</text:span><text:span text:style-name="T1"> java.io.PrintWriter;</text:span></text:p>
      <text:p text:style-name="P4"/>
      <text:p text:style-name="P3"><text:span text:style-name="T10">import</text:span><text:span text:style-name="T1"> javax.servlet.ServletException;</text:span></text:p>
      <text:p text:style-name="P3"><text:span text:style-name="T10">import</text:span><text:span text:style-name="T1"> javax.servlet.annotation.WebServlet;</text:span></text:p>
      <text:p text:style-name="P3"><text:span text:style-name="T10">import</text:span><text:span text:style-name="T1"> javax.servlet.http.HttpServlet;</text:span></text:p>
      <text:p text:style-name="P3"><text:span text:style-name="T10">import</text:span><text:span text:style-name="T1"> javax.servlet.http.HttpServletRequest;</text:span></text:p>
      <text:p text:style-name="P3"><text:span text:style-name="T10">import</text:span><text:span text:style-name="T1"> javax.servlet.http.HttpServletResponse;</text:span></text:p>
      <text:p text:style-name="P4"/>
      <text:p text:style-name="P3"><text:span text:style-name="T49">/**</text:span></text:p>
      <text:p text:style-name="P3"><text:span text:style-name="T49"><text:s/>* </text:span><text:span text:style-name="T51">Servlet</text:span><text:span text:style-name="T49"> implementation class RegistrationServlet</text:span></text:p>
      <text:p text:style-name="P3"><text:span text:style-name="T49"><text:s/>*/</text:span></text:p>
      <text:p text:style-name="P3"><text:span text:style-name="T53">@WebServlet</text:span><text:span text:style-name="T1">(</text:span><text:span text:style-name="T23">"/RegistrationServlet"</text:span><text:span text:style-name="T1">)</text:span></text:p>
      <text:p text:style-name="P3"><text:span text:style-name="T10">public</text:span><text:span text:style-name="T1"> </text:span><text:span text:style-name="T10">class</text:span><text:span text:style-name="T1"> RegistrationServlet </text:span><text:span text:style-name="T10">extends</text:span><text:span text:style-name="T1"> HttpServlet {</text:span></text:p>
      <text:p text:style-name="P3"><text:span text:style-name="T1"><text:tab/></text:span><text:span text:style-name="T10">private</text:span><text:span text:style-name="T1"> </text:span><text:span text:style-name="T10">static</text:span><text:span text:style-name="T1"> </text:span><text:span text:style-name="T10">final</text:span><text:span text:style-name="T1"> </text:span><text:span text:style-name="T10">long</text:span><text:span text:style-name="T1"> </text:span><text:span text:style-name="T55">serialVersionUID</text:span><text:span text:style-name="T1"> = 1L;</text:span></text:p>
      <text:p text:style-name="P3"><text:span text:style-name="T1"><text:s text:c="7"/></text:span></text:p>
      <text:p text:style-name="P3"><text:span text:style-name="T1"><text:s text:c="4"/></text:span><text:span text:style-name="T49">/**</text:span></text:p>
      <text:p text:style-name="P3"><text:span text:style-name="T49"><text:s text:c="5"/>* </text:span><text:span text:style-name="T21">@see</text:span><text:span text:style-name="T49"> HttpServlet#HttpServlet()</text:span></text:p>
      <text:p text:style-name="P3"><text:span text:style-name="T49"><text:s text:c="5"/>*/</text:span></text:p>
      <text:p text:style-name="P3"><text:span text:style-name="T1"><text:s text:c="4"/></text:span><text:span text:style-name="T10">public</text:span><text:span text:style-name="T1"> RegistrationServlet() {</text:span></text:p>
      <text:p text:style-name="P3"><text:span text:style-name="T1"><text:s text:c="8"/></text:span><text:span text:style-name="T10">super</text:span><text:span text:style-name="T1">();</text:span></text:p>
      <text:p text:style-name="P3"><text:span text:style-name="T1"><text:s text:c="8"/></text:span><text:span text:style-name="T18">// </text:span><text:span text:style-name="T21">TODO</text:span><text:span text:style-name="T18"> Auto-generated constructor stub</text:span></text:p>
      <text:p text:style-name="P3"><text:span text:style-name="T1"><text:s text:c="4"/>}</text:span></text:p>
      <text:p text:style-name="P4"/>
      <text:p text:style-name="P3"><text:span text:style-name="T1"><text:tab/></text:span><text:span text:style-name="T49">/**</text:span></text:p>
      <text:p text:style-name="P3"><text:span text:style-name="T49"><text:tab/> * </text:span><text:span text:style-name="T21">@see</text:span><text:span text:style-name="T49"> HttpServlet#doGet(HttpServletRequest request, HttpServletResponse response)</text:span></text:p>
      <text:p text:style-name="P3"><text:span text:style-name="T49"><text:tab/> */</text:span></text:p>
      <text:p text:style-name="P3"><text:span text:style-name="T1"><text:tab/></text:span><text:span text:style-name="T10">protected</text:span><text:span text:style-name="T1"> </text:span><text:span text:style-name="T10">void</text:span><text:span text:style-name="T1"> doGet(HttpServletRequest </text:span><text:span text:style-name="T14">request</text:span><text:span text:style-name="T1">, HttpServletResponse </text:span><text:span text:style-name="T14">response</text:span><text:span text:style-name="T1">) </text:span><text:span text:style-name="T10">throws</text:span><text:span text:style-name="T1"> ServletException, IOException {</text:span></text:p>
      <text:p text:style-name="P3"><text:span text:style-name="T1"><text:tab/><text:tab/></text:span><text:span text:style-name="T18">// </text:span><text:span text:style-name="T21">TODO</text:span><text:span text:style-name="T18"> Auto-generated method stub</text:span></text:p>
      <text:p text:style-name="P3"><text:span text:style-name="T1"><text:tab/><text:tab/>String </text:span><text:span text:style-name="T14">name</text:span><text:span text:style-name="T1">=</text:span><text:span text:style-name="T14">request</text:span><text:span text:style-name="T1">.getParameter(</text:span><text:span text:style-name="T23">"name"</text:span><text:span text:style-name="T1">);</text:span></text:p>
      <text:p text:style-name="P3"><text:span text:style-name="T1"><text:tab/><text:tab/>String </text:span><text:span text:style-name="T14">pass</text:span><text:span text:style-name="T1">=</text:span><text:span text:style-name="T14">request</text:span><text:span text:style-name="T1">.getParameter(</text:span><text:span text:style-name="T23">"pass"</text:span><text:span text:style-name="T1">);</text:span></text:p>
      <text:p text:style-name="P3"><text:span text:style-name="T1"><text:tab/><text:tab/>String </text:span><text:span text:style-name="T14">age</text:span><text:span text:style-name="T1">=</text:span><text:span text:style-name="T14">request</text:span><text:span text:style-name="T1">.getParameter(</text:span><text:span text:style-name="T23">"age"</text:span><text:span text:style-name="T1">);</text:span></text:p>
      <text:p text:style-name="P3"><text:span text:style-name="T1"><text:tab/><text:tab/>String </text:span><text:span text:style-name="T14">gen</text:span><text:span text:style-name="T1">=</text:span><text:span text:style-name="T14">request</text:span><text:span text:style-name="T1">.getParameter(</text:span><text:span text:style-name="T23">"r1"</text:span><text:span text:style-name="T1">);</text:span></text:p>
      <text:p text:style-name="P3"><text:span text:style-name="T1"><text:tab/></text:span></text:p>
      <text:p text:style-name="P3"><text:span text:style-name="T1"><text:tab/><text:tab/>String </text:span><text:span text:style-name="T14">addr</text:span><text:span text:style-name="T1">=</text:span><text:span text:style-name="T14">request</text:span><text:span text:style-name="T1">.getParameter(</text:span><text:span text:style-name="T23">"address"</text:span><text:span text:style-name="T1">);</text:span></text:p>
      <text:p text:style-name="P3"><text:span text:style-name="T1"><text:tab/><text:tab/>String </text:span><text:span text:style-name="T14">email</text:span><text:span text:style-name="T1">=</text:span><text:span text:style-name="T14">request</text:span><text:span text:style-name="T1">.getParameter(</text:span><text:span text:style-name="T23">"name1"</text:span><text:span text:style-name="T1">);</text:span></text:p>
      <text:p text:style-name="P3"><text:span text:style-name="T1"><text:tab/><text:tab/>PrintWriter </text:span><text:span text:style-name="T16">pw</text:span><text:span text:style-name="T1">=</text:span><text:span text:style-name="T14">response</text:span><text:span text:style-name="T1">.getWriter();</text:span></text:p>
      <text:p text:style-name="P3"><text:span text:style-name="T1"><text:tab/><text:tab/></text:span><text:span text:style-name="T10">if</text:span><text:span text:style-name="T1">(!</text:span><text:span text:style-name="T14">name</text:span><text:span text:style-name="T1">.equals(</text:span><text:span text:style-name="T23">""</text:span><text:span text:style-name="T1">) &amp;&amp; !</text:span><text:span text:style-name="T14">pass</text:span><text:span text:style-name="T1">.equals(</text:span><text:span text:style-name="T23">""</text:span><text:span text:style-name="T1">) &amp;&amp; !</text:span><text:span text:style-name="T14">age</text:span><text:span text:style-name="T1">.equals(</text:span><text:span text:style-name="T23">""</text:span><text:span text:style-name="T1">) &amp;&amp; !</text:span><text:span text:style-name="T14">addr</text:span><text:span text:style-name="T1">.equals(</text:span><text:span text:style-name="T23">""</text:span><text:span text:style-name="T1">) &amp;&amp; !</text:span><text:span text:style-name="T14">email</text:span><text:span text:style-name="T1">.equals(</text:span><text:span text:style-name="T23">""</text:span><text:span text:style-name="T1">) &amp;&amp; </text:span><text:span text:style-name="T14">gen</text:span><text:span text:style-name="T1">!=</text:span><text:span text:style-name="T10">null</text:span><text:span text:style-name="T1">)</text:span></text:p>
      <text:p text:style-name="P3"><text:soft-page-break/><text:span text:style-name="T1"><text:tab/><text:tab/>{</text:span></text:p>
      <text:p text:style-name="P3"><text:span text:style-name="T1"><text:tab/><text:tab/><text:tab/></text:span><text:span text:style-name="T14">response</text:span><text:span text:style-name="T1">.sendRedirect(</text:span><text:span text:style-name="T23">"home.html"</text:span><text:span text:style-name="T1">);</text:span></text:p>
      <text:p text:style-name="P3"><text:span text:style-name="T1"><text:tab/><text:tab/>}</text:span></text:p>
      <text:p text:style-name="P3"><text:span text:style-name="T1"><text:tab/><text:tab/></text:span><text:span text:style-name="T10">else</text:span></text:p>
      <text:p text:style-name="P3"><text:span text:style-name="T1"><text:tab/><text:tab/>{</text:span></text:p>
      <text:p text:style-name="P3"><text:span text:style-name="T1"><text:tab/><text:tab/><text:tab/></text:span><text:span text:style-name="T14">response</text:span><text:span text:style-name="T1">.sendRedirect(</text:span><text:span text:style-name="T23">"error.html"</text:span><text:span text:style-name="T1">);</text:span></text:p>
      <text:p text:style-name="P3"><text:span text:style-name="T1"><text:tab/><text:tab/>}</text:span></text:p>
      <text:p text:style-name="P3"><text:span text:style-name="T1"><text:tab/><text:tab/></text:span></text:p>
      <text:p text:style-name="P3"><text:span text:style-name="T1"><text:tab/>}</text:span></text:p>
      <text:p text:style-name="P36"><text:span text:style-name="T1">}</text:span></text:p>
      <text:p text:style-name="P19"><text:span text:style-name="T3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52M41S</meta:editing-duration>
    <meta:editing-cycles>10</meta:editing-cycles>
    <meta:generator>LibreOffice/5.1.5.2$Windows_X86_64 LibreOffice_project/7a864d8825610a8c07cfc3bc01dd4fce6a9447e5</meta:generator>
    <dc:date>2019-06-06T19:00:47.220000000</dc:date>
    <meta:document-statistic meta:table-count="0" meta:image-count="0" meta:object-count="0" meta:page-count="13" meta:paragraph-count="585" meta:word-count="1732" meta:character-count="15979" meta:non-whitespace-character-count="14026"/>
    <meta:user-defined meta:name="Info 1"/>
    <meta:user-defined meta:name="Info 2"/>
    <meta:user-defined meta:name="Info 3"/>
    <meta:user-defined meta:name="Info 4"/>
  </office:meta>
</office:document-meta>
</file>